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Frontend Design:</text:span></text:h>
      <text:list text:style-name="L1">
        <text:list-item>
          <text:p text:style-name="P2"><text:span text:style-name="Strong_20_Emphasis">Modern, responsive design</text:span> with smooth animations </text:p>
        </text:list-item>
        <text:list-item>
          <text:p text:style-name="P2"><text:span text:style-name="Strong_20_Emphasis">Etsy-inspired color scheme</text:span> with orange accent colors </text:p>
        </text:list-item>
        <text:list-item>
          <text:p text:style-name="P2"><text:span text:style-name="Strong_20_Emphasis">Mobile-friendly</text:span> responsive layout </text:p>
        </text:list-item>
        <text:list-item>
          <text:p text:style-name="P2"><text:span text:style-name="Strong_20_Emphasis">Interactive product cards</text:span> with hover effects </text:p>
        </text:list-item>
        <text:list-item>
          <text:p text:style-name="P1"><text:span text:style-name="Strong_20_Emphasis">Smooth scrolling</text:span> and page transitions </text:p>
        </text:list-item>
      </text:list>
      <text:h text:style-name="Heading_20_3" text:outline-level="3"><text:span text:style-name="Strong_20_Emphasis">Core Ecommerce Functionality:</text:span></text:h>
      <text:list text:style-name="L2">
        <text:list-item>
          <text:p text:style-name="P4"><text:span text:style-name="Strong_20_Emphasis">Product catalog</text:span> with 12 sample products </text:p>
        </text:list-item>
        <text:list-item>
          <text:p text:style-name="P4"><text:span text:style-name="Strong_20_Emphasis">Category filtering</text:span> (Jewelry, Art, Clothing, Home, Crafts, Vintage) </text:p>
        </text:list-item>
        <text:list-item>
          <text:p text:style-name="P4"><text:span text:style-name="Strong_20_Emphasis">Product search</text:span> functionality </text:p>
        </text:list-item>
        <text:list-item>
          <text:p text:style-name="P4"><text:span text:style-name="Strong_20_Emphasis">Shopping cart</text:span> with add/remove/quantity controls </text:p>
        </text:list-item>
        <text:list-item>
          <text:p text:style-name="P4"><text:span text:style-name="Strong_20_Emphasis">Checkout process</text:span> with order confirmation </text:p>
        </text:list-item>
        <text:list-item>
          <text:p text:style-name="P3"><text:span text:style-name="Strong_20_Emphasis">Product sorting</text:span> (price, rating, reviews) </text:p>
        </text:list-item>
      </text:list>
      <text:h text:style-name="Heading_20_3" text:outline-level="3"><text:span text:style-name="Strong_20_Emphasis">Interactive Features:</text:span></text:h>
      <text:list text:style-name="L3">
        <text:list-item>
          <text:p text:style-name="P6"><text:span text:style-name="Strong_20_Emphasis">Dynamic product display</text:span> with animations </text:p>
        </text:list-item>
        <text:list-item>
          <text:p text:style-name="P6"><text:span text:style-name="Strong_20_Emphasis">Cart management</text:span> with real-time updates </text:p>
        </text:list-item>
        <text:list-item>
          <text:p text:style-name="P6"><text:span text:style-name="Strong_20_Emphasis">Notification system</text:span> for user feedback </text:p>
        </text:list-item>
        <text:list-item>
          <text:p text:style-name="P6"><text:span text:style-name="Strong_20_Emphasis">Quick view</text:span> buttons on product hover </text:p>
        </text:list-item>
        <text:list-item>
          <text:p text:style-name="P6"><text:span text:style-name="Strong_20_Emphasis">Loading states</text:span> for better UX </text:p>
        </text:list-item>
        <text:list-item>
          <text:p text:style-name="P5"><text:span text:style-name="Strong_20_Emphasis">Responsive mobile menu</text:span> </text:p>
        </text:list-item>
      </text:list>
      <text:h text:style-name="Heading_20_3" text:outline-level="3"><text:span text:style-name="Strong_20_Emphasis">Product Categories:</text:span></text:h>
      <text:list text:style-name="L4">
        <text:list-item>
          <text:p text:style-name="P8">💎 <text:span text:style-name="Strong_20_Emphasis">Jewelry</text:span> - Handcrafted rings, necklaces </text:p>
        </text:list-item>
        <text:list-item>
          <text:p text:style-name="P8">🎨 <text:span text:style-name="Strong_20_Emphasis">Art &amp; Decor</text:span> - Paintings, sculptures </text:p>
        </text:list-item>
        <text:list-item>
          <text:p text:style-name="P8">👕 <text:span text:style-name="Strong_20_Emphasis">Clothing</text:span> - Handmade fashion </text:p>
        </text:list-item>
        <text:list-item>
          <text:p text:style-name="P8">🏠 <text:span text:style-name="Strong_20_Emphasis">Home &amp; Living</text:span> - Furniture, decor </text:p>
        </text:list-item>
        <text:list-item>
          <text:p text:style-name="P8">✂️ <text:span text:style-name="Strong_20_Emphasis">Crafts</text:span> - DIY supplies </text:p>
        </text:list-item>
        <text:list-item>
          <text:p text:style-name="P7">⚱️ <text:span text:style-name="Strong_20_Emphasis">Vintage</text:span> - Antique finds </text:p>
        </text:list-item>
      </text:list>
      <text:h text:style-name="Heading_20_3" text:outline-level="3"><text:span text:style-name="Strong_20_Emphasis">Technical Features:</text:span></text:h>
      <text:list text:style-name="L5">
        <text:list-item>
          <text:p text:style-name="P10"><text:span text:style-name="Strong_20_Emphasis">No external dependencies</text:span> - Pure HTML, CSS, JavaScript </text:p>
        </text:list-item>
        <text:list-item>
          <text:p text:style-name="P10"><text:span text:style-name="Strong_20_Emphasis">Local storage ready</text:span> (but using in-memory for Claude compatibility) </text:p>
        </text:list-item>
        <text:list-item>
          <text:p text:style-name="P10"><text:span text:style-name="Strong_20_Emphasis">Modular JavaScript</text:span> structure </text:p>
        </text:list-item>
        <text:list-item>
          <text:p text:style-name="P10"><text:span text:style-name="Strong_20_Emphasis">Smooth animations</text:span> and transitions </text:p>
        </text:list-item>
        <text:list-item>
          <text:p text:style-name="P9"><text:span text:style-name="Strong_20_Emphasis">Cross-browser compatible</text:span> </text:p>
        </text:list-item>
      </text:list>
      <text:h text:style-name="Heading_20_3" text:outline-level="3"><text:span text:style-name="Strong_20_Emphasis">User Experience:</text:span></text:h>
      <text:list text:style-name="L6">
        <text:list-item>
          <text:p text:style-name="P12"><text:span text:style-name="Strong_20_Emphasis">Hero section</text:span> with call-to-action </text:p>
        </text:list-item>
        <text:list-item>
          <text:p text:style-name="P12"><text:span text:style-name="Strong_20_Emphasis">Category browsing</text:span> with visual icons </text:p>
        </text:list-item>
        <text:list-item>
          <text:p text:style-name="P12"><text:span text:style-name="Strong_20_Emphasis">Product filtering</text:span> and sorting </text:p>
        </text:list-item>
        <text:list-item>
          <text:p text:style-name="P12"><text:span text:style-name="Strong_20_Emphasis">Shopping cart modal</text:span> with full functionality </text:p>
        </text:list-item>
        <text:list-item>
          <text:p text:style-name="P12"><text:soft-page-break/><text:span text:style-name="Strong_20_Emphasis">Checkout process</text:span> simulation </text:p>
        </text:list-item>
        <text:list-item>
          <text:p text:style-name="P11"><text:span text:style-name="Strong_20_Emphasis">Footer</text:span> with company links </text:p>
        </text:list-item>
      </text:list>
      <text:p text:style-name="Text_20_body">The website is fully functional and ready to use! You can:</text:p>
      <text:list text:style-name="L7">
        <text:list-item>
          <text:p text:style-name="P14">Browse products by category </text:p>
        </text:list-item>
        <text:list-item>
          <text:p text:style-name="P14">Search for specific items </text:p>
        </text:list-item>
        <text:list-item>
          <text:p text:style-name="P14">Add products to cart </text:p>
        </text:list-item>
        <text:list-item>
          <text:p text:style-name="P14">Manage cart quantities </text:p>
        </text:list-item>
        <text:list-item>
          <text:p text:style-name="P14">Complete checkout process </text:p>
        </text:list-item>
        <text:list-item>
          <text:p text:style-name="P13">Filter and sort products </text:p>
        </text:list-item>
      </text:list>
      <text:p text:style-name="Text_20_body">This creates a professional, Etsy-like marketplace experience that's perfect for selling handmade and unique items online!</text:p>
      <text:p text:style-name="Standard"/>
      <text:p text:style-name="Standard"/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Jai.html - Handmade &amp; Unique Items&lt;/title&gt;</text:p>
      <text:p text:style-name="Standard"><text:s text:c="4"/>&lt;style&gt;</text:p>
      <text:p text:style-name="Standard"><text:s text:c="8"/>* {</text:p>
      <text:p text:style-name="Standard"><text:s text:c="12"/>margin: 0;</text:p>
      <text:p text:style-name="Standard"><text:s text:c="12"/>padding: 0;</text:p>
      <text:p text:style-name="Standard"><text:s text:c="12"/>box-sizing: border-box;</text:p>
      <text:p text:style-name="Standard"><text:s text:c="8"/>}</text:p>
      <text:p text:style-name="Standard"/>
      <text:p text:style-name="Standard"><text:s text:c="8"/>body {</text:p>
      <text:p text:style-name="Standard"><text:s text:c="12"/>font-family: 'Arial', sans-serif;</text:p>
      <text:p text:style-name="Standard"><text:s text:c="12"/>line-height: 1.6;</text:p>
      <text:p text:style-name="Standard"><text:s text:c="12"/>color: #333;</text:p>
      <text:p text:style-name="Standard"><text:s text:c="12"/>background: #f8f9fa;</text:p>
      <text:p text:style-name="Standard"><text:s text:c="8"/>}</text:p>
      <text:p text:style-name="Standard"/>
      <text:p text:style-name="Standard"><text:s text:c="8"/>.container {</text:p>
      <text:p text:style-name="Standard"><text:s text:c="12"/>max-width: 1200px;</text:p>
      <text:p text:style-name="Standard"><text:s text:c="12"/>margin: 0 auto;</text:p>
      <text:p text:style-name="Standard"><text:s text:c="12"/>padding: 0 20px;</text:p>
      <text:p text:style-name="Standard"><text:s text:c="8"/>}</text:p>
      <text:p text:style-name="Standard"/>
      <text:p text:style-name="Standard"><text:s text:c="8"/>/* Header */</text:p>
      <text:p text:style-name="Standard"><text:s text:c="8"/>header {</text:p>
      <text:p text:style-name="Standard"><text:s text:c="12"/>background: #fff;</text:p>
      <text:p text:style-name="Standard"><text:s text:c="12"/>box-shadow: 0 2px 5px rgba(0,0,0,0.1);</text:p>
      <text:p text:style-name="Standard"><text:s text:c="12"/>position: sticky;</text:p>
      <text:p text:style-name="Standard"><text:s text:c="12"/>top: 0;</text:p>
      <text:p text:style-name="Standard"><text:s text:c="12"/>z-index: 100;</text:p>
      <text:p text:style-name="Standard"><text:s text:c="8"/>}</text:p>
      <text:p text:style-name="Standard"/>
      <text:p text:style-name="Standard"><text:soft-page-break/><text:s text:c="8"/>nav {</text:p>
      <text:p text:style-name="Standard"><text:s text:c="12"/>display: flex;</text:p>
      <text:p text:style-name="Standard"><text:s text:c="12"/>justify-content: space-between;</text:p>
      <text:p text:style-name="Standard"><text:s text:c="12"/>align-items: center;</text:p>
      <text:p text:style-name="Standard"><text:s text:c="12"/>padding: 1rem 0;</text:p>
      <text:p text:style-name="Standard"><text:s text:c="8"/>}</text:p>
      <text:p text:style-name="Standard"/>
      <text:p text:style-name="Standard"><text:s text:c="8"/>.logo {</text:p>
      <text:p text:style-name="Standard"><text:s text:c="12"/>font-size: 2rem;</text:p>
      <text:p text:style-name="Standard"><text:s text:c="12"/>font-weight: bold;</text:p>
      <text:p text:style-name="Standard"><text:s text:c="12"/>color: #ff6b35;</text:p>
      <text:p text:style-name="Standard"><text:s text:c="12"/>text-decoration: none;</text:p>
      <text:p text:style-name="Standard"><text:s text:c="8"/>}</text:p>
      <text:p text:style-name="Standard"/>
      <text:p text:style-name="Standard"><text:s text:c="8"/>.search-bar {</text:p>
      <text:p text:style-name="Standard"><text:s text:c="12"/>flex: 1;</text:p>
      <text:p text:style-name="Standard"><text:s text:c="12"/>max-width: 500px;</text:p>
      <text:p text:style-name="Standard"><text:s text:c="12"/>margin: 0 2rem;</text:p>
      <text:p text:style-name="Standard"><text:s text:c="12"/>position: relative;</text:p>
      <text:p text:style-name="Standard"><text:s text:c="8"/>}</text:p>
      <text:p text:style-name="Standard"/>
      <text:p text:style-name="Standard"><text:s text:c="8"/>.search-bar input {</text:p>
      <text:p text:style-name="Standard"><text:s text:c="12"/>width: 100%;</text:p>
      <text:p text:style-name="Standard"><text:s text:c="12"/>padding: 12px 50px 12px 20px;</text:p>
      <text:p text:style-name="Standard"><text:s text:c="12"/>border: 2px solid #e0e0e0;</text:p>
      <text:p text:style-name="Standard"><text:s text:c="12"/>border-radius: 25px;</text:p>
      <text:p text:style-name="Standard"><text:s text:c="12"/>font-size: 16px;</text:p>
      <text:p text:style-name="Standard"><text:s text:c="8"/>}</text:p>
      <text:p text:style-name="Standard"/>
      <text:p text:style-name="Standard"><text:s text:c="8"/>.search-btn {</text:p>
      <text:p text:style-name="Standard"><text:s text:c="12"/>position: absolute;</text:p>
      <text:p text:style-name="Standard"><text:s text:c="12"/>right: 10px;</text:p>
      <text:p text:style-name="Standard"><text:s text:c="12"/>top: 50%;</text:p>
      <text:p text:style-name="Standard"><text:s text:c="12"/>transform: translateY(-50%);</text:p>
      <text:p text:style-name="Standard"><text:s text:c="12"/>background: #ff6b35;</text:p>
      <text:p text:style-name="Standard"><text:s text:c="12"/>border: none;</text:p>
      <text:p text:style-name="Standard"><text:s text:c="12"/>color: white;</text:p>
      <text:p text:style-name="Standard"><text:s text:c="12"/>padding: 8px 15px;</text:p>
      <text:p text:style-name="Standard"><text:s text:c="12"/>border-radius: 20px;</text:p>
      <text:p text:style-name="Standard"><text:s text:c="12"/>cursor: pointer;</text:p>
      <text:p text:style-name="Standard"><text:s text:c="8"/>}</text:p>
      <text:p text:style-name="Standard"/>
      <text:p text:style-name="Standard"><text:s text:c="8"/>.nav-links {</text:p>
      <text:p text:style-name="Standard"><text:s text:c="12"/>display: flex;</text:p>
      <text:p text:style-name="Standard"><text:s text:c="12"/>align-items: center;</text:p>
      <text:p text:style-name="Standard"><text:s text:c="12"/>gap: 2rem;</text:p>
      <text:p text:style-name="Standard"><text:s text:c="8"/>}</text:p>
      <text:p text:style-name="Standard"/>
      <text:p text:style-name="Standard"><text:s text:c="8"/>.nav-links a {</text:p>
      <text:p text:style-name="Standard"><text:s text:c="12"/>text-decoration: none;</text:p>
      <text:p text:style-name="Standard"><text:s text:c="12"/>color: #333;</text:p>
      <text:p text:style-name="Standard"><text:s text:c="12"/>font-weight: 500;</text:p>
      <text:p text:style-name="Standard"><text:soft-page-break/><text:s text:c="12"/>transition: color 0.3s;</text:p>
      <text:p text:style-name="Standard"><text:s text:c="8"/>}</text:p>
      <text:p text:style-name="Standard"/>
      <text:p text:style-name="Standard"><text:s text:c="8"/>.nav-links a:hover {</text:p>
      <text:p text:style-name="Standard"><text:s text:c="12"/>color: #ff6b35;</text:p>
      <text:p text:style-name="Standard"><text:s text:c="8"/>}</text:p>
      <text:p text:style-name="Standard"/>
      <text:p text:style-name="Standard"><text:s text:c="8"/>.cart-icon {</text:p>
      <text:p text:style-name="Standard"><text:s text:c="12"/>position: relative;</text:p>
      <text:p text:style-name="Standard"><text:s text:c="12"/>cursor: pointer;</text:p>
      <text:p text:style-name="Standard"><text:s text:c="8"/>}</text:p>
      <text:p text:style-name="Standard"/>
      <text:p text:style-name="Standard"><text:s text:c="8"/>.cart-count {</text:p>
      <text:p text:style-name="Standard"><text:s text:c="12"/>position: absolute;</text:p>
      <text:p text:style-name="Standard"><text:s text:c="12"/>top: -8px;</text:p>
      <text:p text:style-name="Standard"><text:s text:c="12"/>right: -8px;</text:p>
      <text:p text:style-name="Standard"><text:s text:c="12"/>background: #ff6b35;</text:p>
      <text:p text:style-name="Standard"><text:s text:c="12"/>color: white;</text:p>
      <text:p text:style-name="Standard"><text:s text:c="12"/>border-radius: 50%;</text:p>
      <text:p text:style-name="Standard"><text:s text:c="12"/>width: 20px;</text:p>
      <text:p text:style-name="Standard"><text:s text:c="12"/>height: 20px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12px;</text:p>
      <text:p text:style-name="Standard"><text:s text:c="12"/>font-weight: bold;</text:p>
      <text:p text:style-name="Standard"><text:s text:c="8"/>}</text:p>
      <text:p text:style-name="Standard"/>
      <text:p text:style-name="Standard"><text:s text:c="8"/>/* Hero Section */</text:p>
      <text:p text:style-name="Standard"><text:s text:c="8"/>.hero {</text:p>
      <text:p text:style-name="Standard"><text:s text:c="12"/>background: linear-gradient(135deg, #ff6b35, #f7931e);</text:p>
      <text:p text:style-name="Standard"><text:s text:c="12"/>color: white;</text:p>
      <text:p text:style-name="Standard"><text:s text:c="12"/>padding: 4rem 0;</text:p>
      <text:p text:style-name="Standard"><text:s text:c="12"/>text-align: center;</text:p>
      <text:p text:style-name="Standard"><text:s text:c="8"/>}</text:p>
      <text:p text:style-name="Standard"/>
      <text:p text:style-name="Standard"><text:s text:c="8"/>.hero h1 {</text:p>
      <text:p text:style-name="Standard"><text:s text:c="12"/>font-size: 3rem;</text:p>
      <text:p text:style-name="Standard"><text:s text:c="12"/>margin-bottom: 1rem;</text:p>
      <text:p text:style-name="Standard"><text:s text:c="12"/>animation: fadeInUp 1s ease-out;</text:p>
      <text:p text:style-name="Standard"><text:s text:c="8"/>}</text:p>
      <text:p text:style-name="Standard"/>
      <text:p text:style-name="Standard"><text:s text:c="8"/>.hero p {</text:p>
      <text:p text:style-name="Standard"><text:s text:c="12"/>font-size: 1.2rem;</text:p>
      <text:p text:style-name="Standard"><text:s text:c="12"/>margin-bottom: 2rem;</text:p>
      <text:p text:style-name="Standard"><text:s text:c="12"/>animation: fadeInUp 1s ease-out 0.3s both;</text:p>
      <text:p text:style-name="Standard"><text:s text:c="8"/>}</text:p>
      <text:p text:style-name="Standard"/>
      <text:p text:style-name="Standard"><text:s text:c="8"/>.cta-button {</text:p>
      <text:p text:style-name="Standard"><text:s text:c="12"/>display: inline-block;</text:p>
      <text:p text:style-name="Standard"><text:s text:c="12"/>background: white;</text:p>
      <text:p text:style-name="Standard"><text:s text:c="12"/>color: #ff6b35;</text:p>
      <text:p text:style-name="Standard"><text:soft-page-break/><text:s text:c="12"/>padding: 15px 30px;</text:p>
      <text:p text:style-name="Standard"><text:s text:c="12"/>border-radius: 30px;</text:p>
      <text:p text:style-name="Standard"><text:s text:c="12"/>text-decoration: none;</text:p>
      <text:p text:style-name="Standard"><text:s text:c="12"/>font-weight: bold;</text:p>
      <text:p text:style-name="Standard"><text:s text:c="12"/>transition: transform 0.3s, box-shadow 0.3s;</text:p>
      <text:p text:style-name="Standard"><text:s text:c="12"/>animation: fadeInUp 1s ease-out 0.6s both;</text:p>
      <text:p text:style-name="Standard"><text:s text:c="8"/>}</text:p>
      <text:p text:style-name="Standard"/>
      <text:p text:style-name="Standard"><text:s text:c="8"/>.cta-button:hover {</text:p>
      <text:p text:style-name="Standard"><text:s text:c="12"/>transform: translateY(-3px);</text:p>
      <text:p text:style-name="Standard"><text:s text:c="12"/>box-shadow: 0 10px 25px rgba(0,0,0,0.2);</text:p>
      <text:p text:style-name="Standard"><text:s text:c="8"/>}</text:p>
      <text:p text:style-name="Standard"/>
      <text:p text:style-name="Standard"><text:s text:c="8"/>/* Categories */</text:p>
      <text:p text:style-name="Standard"><text:s text:c="8"/>.categories {</text:p>
      <text:p text:style-name="Standard"><text:s text:c="12"/>padding: 4rem 0;</text:p>
      <text:p text:style-name="Standard"><text:s text:c="12"/>background: white;</text:p>
      <text:p text:style-name="Standard"><text:s text:c="8"/>}</text:p>
      <text:p text:style-name="Standard"/>
      <text:p text:style-name="Standard"><text:s text:c="8"/>.section-title {</text:p>
      <text:p text:style-name="Standard"><text:s text:c="12"/>text-align: center;</text:p>
      <text:p text:style-name="Standard"><text:s text:c="12"/>font-size: 2.5rem;</text:p>
      <text:p text:style-name="Standard"><text:s text:c="12"/>margin-bottom: 3rem;</text:p>
      <text:p text:style-name="Standard"><text:s text:c="12"/>color: #333;</text:p>
      <text:p text:style-name="Standard"><text:s text:c="8"/>}</text:p>
      <text:p text:style-name="Standard"/>
      <text:p text:style-name="Standard"><text:s text:c="8"/>.category-grid {</text:p>
      <text:p text:style-name="Standard"><text:s text:c="12"/>display: grid;</text:p>
      <text:p text:style-name="Standard"><text:s text:c="12"/>grid-template-columns: repeat(auto-fit, minmax(200px, 1fr));</text:p>
      <text:p text:style-name="Standard"><text:s text:c="12"/>gap: 2rem;</text:p>
      <text:p text:style-name="Standard"><text:s text:c="12"/>margin-bottom: 3rem;</text:p>
      <text:p text:style-name="Standard"><text:s text:c="8"/>}</text:p>
      <text:p text:style-name="Standard"/>
      <text:p text:style-name="Standard"><text:s text:c="8"/>.category-card {</text:p>
      <text:p text:style-name="Standard"><text:s text:c="12"/>background: #f8f9fa;</text:p>
      <text:p text:style-name="Standard"><text:s text:c="12"/>border-radius: 15px;</text:p>
      <text:p text:style-name="Standard"><text:s text:c="12"/>padding: 2rem;</text:p>
      <text:p text:style-name="Standard"><text:s text:c="12"/>text-align: center;</text:p>
      <text:p text:style-name="Standard"><text:s text:c="12"/>cursor: pointer;</text:p>
      <text:p text:style-name="Standard"><text:s text:c="12"/>transition: transform 0.3s, box-shadow 0.3s;</text:p>
      <text:p text:style-name="Standard"><text:s text:c="12"/>border: 2px solid transparent;</text:p>
      <text:p text:style-name="Standard"><text:s text:c="8"/>}</text:p>
      <text:p text:style-name="Standard"/>
      <text:p text:style-name="Standard"><text:s text:c="8"/>.category-card:hover {</text:p>
      <text:p text:style-name="Standard"><text:s text:c="12"/>transform: translateY(-5px);</text:p>
      <text:p text:style-name="Standard"><text:s text:c="12"/>box-shadow: 0 15px 35px rgba(0,0,0,0.1);</text:p>
      <text:p text:style-name="Standard"><text:s text:c="12"/>border-color: #ff6b35;</text:p>
      <text:p text:style-name="Standard"><text:s text:c="8"/>}</text:p>
      <text:p text:style-name="Standard"/>
      <text:p text:style-name="Standard"><text:s text:c="8"/>.category-card.active {</text:p>
      <text:p text:style-name="Standard"><text:s text:c="12"/>border-color: #ff6b35;</text:p>
      <text:p text:style-name="Standard"><text:s text:c="12"/>background: #fff5f0;</text:p>
      <text:p text:style-name="Standard"><text:soft-page-break/><text:s text:c="8"/>}</text:p>
      <text:p text:style-name="Standard"/>
      <text:p text:style-name="Standard"><text:s text:c="8"/>.category-icon {</text:p>
      <text:p text:style-name="Standard"><text:s text:c="12"/>font-size: 3rem;</text:p>
      <text:p text:style-name="Standard"><text:s text:c="12"/>margin-bottom: 1rem;</text:p>
      <text:p text:style-name="Standard"><text:s text:c="8"/>}</text:p>
      <text:p text:style-name="Standard"/>
      <text:p text:style-name="Standard"><text:s text:c="8"/>/* Products */</text:p>
      <text:p text:style-name="Standard"><text:s text:c="8"/>.products {</text:p>
      <text:p text:style-name="Standard"><text:s text:c="12"/>padding: 4rem 0;</text:p>
      <text:p text:style-name="Standard"><text:s text:c="8"/>}</text:p>
      <text:p text:style-name="Standard"/>
      <text:p text:style-name="Standard"><text:s text:c="8"/>.product-filters {</text:p>
      <text:p text:style-name="Standard"><text:s text:c="12"/>display: flex;</text:p>
      <text:p text:style-name="Standard"><text:s text:c="12"/>justify-content: center;</text:p>
      <text:p text:style-name="Standard"><text:s text:c="12"/>gap: 1rem;</text:p>
      <text:p text:style-name="Standard"><text:s text:c="12"/>margin-bottom: 3rem;</text:p>
      <text:p text:style-name="Standard"><text:s text:c="12"/>flex-wrap: wrap;</text:p>
      <text:p text:style-name="Standard"><text:s text:c="8"/>}</text:p>
      <text:p text:style-name="Standard"/>
      <text:p text:style-name="Standard"><text:s text:c="8"/>.filter-btn {</text:p>
      <text:p text:style-name="Standard"><text:s text:c="12"/>background: white;</text:p>
      <text:p text:style-name="Standard"><text:s text:c="12"/>border: 2px solid #e0e0e0;</text:p>
      <text:p text:style-name="Standard"><text:s text:c="12"/>padding: 10px 20px;</text:p>
      <text:p text:style-name="Standard"><text:s text:c="12"/>border-radius: 25px;</text:p>
      <text:p text:style-name="Standard"><text:s text:c="12"/>cursor: pointer;</text:p>
      <text:p text:style-name="Standard"><text:s text:c="12"/>transition: all 0.3s;</text:p>
      <text:p text:style-name="Standard"><text:s text:c="8"/>}</text:p>
      <text:p text:style-name="Standard"/>
      <text:p text:style-name="Standard"><text:s text:c="8"/>.filter-btn:hover, .filter-btn.active {</text:p>
      <text:p text:style-name="Standard"><text:s text:c="12"/>background: #ff6b35;</text:p>
      <text:p text:style-name="Standard"><text:s text:c="12"/>color: white;</text:p>
      <text:p text:style-name="Standard"><text:s text:c="12"/>border-color: #ff6b35;</text:p>
      <text:p text:style-name="Standard"><text:s text:c="8"/>}</text:p>
      <text:p text:style-name="Standard"/>
      <text:p text:style-name="Standard"><text:s text:c="8"/>.product-grid {</text:p>
      <text:p text:style-name="Standard"><text:s text:c="12"/>display: grid;</text:p>
      <text:p text:style-name="Standard"><text:s text:c="12"/>grid-template-columns: repeat(auto-fill, minmax(280px, 1fr));</text:p>
      <text:p text:style-name="Standard"><text:s text:c="12"/>gap: 2rem;</text:p>
      <text:p text:style-name="Standard"><text:s text:c="8"/>}</text:p>
      <text:p text:style-name="Standard"/>
      <text:p text:style-name="Standard"><text:s text:c="8"/>.product-card {</text:p>
      <text:p text:style-name="Standard"><text:s text:c="12"/>background: white;</text:p>
      <text:p text:style-name="Standard"><text:s text:c="12"/>border-radius: 15px;</text:p>
      <text:p text:style-name="Standard"><text:s text:c="12"/>overflow: hidden;</text:p>
      <text:p text:style-name="Standard"><text:s text:c="12"/>box-shadow: 0 5px 15px rgba(0,0,0,0.1);</text:p>
      <text:p text:style-name="Standard"><text:s text:c="12"/>transition: transform 0.3s, box-shadow 0.3s;</text:p>
      <text:p text:style-name="Standard"><text:s text:c="12"/>cursor: pointer;</text:p>
      <text:p text:style-name="Standard"><text:s text:c="8"/>}</text:p>
      <text:p text:style-name="Standard"/>
      <text:p text:style-name="Standard"><text:s text:c="8"/>.product-card:hover {</text:p>
      <text:p text:style-name="Standard"><text:s text:c="12"/>transform: translateY(-5px);</text:p>
      <text:p text:style-name="Standard"><text:soft-page-break/><text:s text:c="12"/>box-shadow: 0 15px 35px rgba(0,0,0,0.15);</text:p>
      <text:p text:style-name="Standard"><text:s text:c="8"/>}</text:p>
      <text:p text:style-name="Standard"/>
      <text:p text:style-name="Standard"><text:s text:c="8"/>.product-image {</text:p>
      <text:p text:style-name="Standard"><text:s text:c="12"/>width: 100%;</text:p>
      <text:p text:style-name="Standard"><text:s text:c="12"/>height: 250px;</text:p>
      <text:p text:style-name="Standard"><text:s text:c="12"/>background: linear-gradient(45deg, #f0f0f0, #e0e0e0)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4rem;</text:p>
      <text:p text:style-name="Standard"><text:s text:c="12"/>color: #999;</text:p>
      <text:p text:style-name="Standard"><text:s text:c="12"/>position: relative;</text:p>
      <text:p text:style-name="Standard"><text:s text:c="12"/>overflow: hidden;</text:p>
      <text:p text:style-name="Standard"><text:s text:c="8"/>}</text:p>
      <text:p text:style-name="Standard"/>
      <text:p text:style-name="Standard"><text:s text:c="8"/>.product-image::before {</text:p>
      <text:p text:style-name="Standard"><text:s text:c="12"/>content: '';</text:p>
      <text:p text:style-name="Standard"><text:s text:c="12"/>position: absolute;</text:p>
      <text:p text:style-name="Standard"><text:s text:c="12"/>top: 0;</text:p>
      <text:p text:style-name="Standard"><text:s text:c="12"/>left: -100%;</text:p>
      <text:p text:style-name="Standard"><text:s text:c="12"/>width: 100%;</text:p>
      <text:p text:style-name="Standard"><text:s text:c="12"/>height: 100%;</text:p>
      <text:p text:style-name="Standard"><text:s text:c="12"/>background: linear-gradient(90deg, transparent, rgba(255,255,255,0.4), transparent);</text:p>
      <text:p text:style-name="Standard"><text:s text:c="12"/>transition: left 0.5s;</text:p>
      <text:p text:style-name="Standard"><text:s text:c="8"/>}</text:p>
      <text:p text:style-name="Standard"/>
      <text:p text:style-name="Standard"><text:s text:c="8"/>.product-card:hover .product-image::before {</text:p>
      <text:p text:style-name="Standard"><text:s text:c="12"/>left: 100%;</text:p>
      <text:p text:style-name="Standard"><text:s text:c="8"/>}</text:p>
      <text:p text:style-name="Standard"/>
      <text:p text:style-name="Standard"><text:s text:c="8"/>.product-info {</text:p>
      <text:p text:style-name="Standard"><text:s text:c="12"/>padding: 1.5rem;</text:p>
      <text:p text:style-name="Standard"><text:s text:c="8"/>}</text:p>
      <text:p text:style-name="Standard"/>
      <text:p text:style-name="Standard"><text:s text:c="8"/>.product-title {</text:p>
      <text:p text:style-name="Standard"><text:s text:c="12"/>font-size: 1.2rem;</text:p>
      <text:p text:style-name="Standard"><text:s text:c="12"/>font-weight: bold;</text:p>
      <text:p text:style-name="Standard"><text:s text:c="12"/>margin-bottom: 0.5rem;</text:p>
      <text:p text:style-name="Standard"><text:s text:c="12"/>color: #333;</text:p>
      <text:p text:style-name="Standard"><text:s text:c="8"/>}</text:p>
      <text:p text:style-name="Standard"/>
      <text:p text:style-name="Standard"><text:s text:c="8"/>.product-seller {</text:p>
      <text:p text:style-name="Standard"><text:s text:c="12"/>color: #666;</text:p>
      <text:p text:style-name="Standard"><text:s text:c="12"/>font-size: 0.9rem;</text:p>
      <text:p text:style-name="Standard"><text:s text:c="12"/>margin-bottom: 0.5rem;</text:p>
      <text:p text:style-name="Standard"><text:s text:c="8"/>}</text:p>
      <text:p text:style-name="Standard"/>
      <text:p text:style-name="Standard"><text:s text:c="8"/>.product-price {</text:p>
      <text:p text:style-name="Standard"><text:s text:c="12"/>font-size: 1.3rem;</text:p>
      <text:p text:style-name="Standard"><text:s text:c="12"/>font-weight: bold;</text:p>
      <text:p text:style-name="Standard"><text:soft-page-break/><text:s text:c="12"/>color: #ff6b35;</text:p>
      <text:p text:style-name="Standard"><text:s text:c="12"/>margin-bottom: 1rem;</text:p>
      <text:p text:style-name="Standard"><text:s text:c="8"/>}</text:p>
      <text:p text:style-name="Standard"/>
      <text:p text:style-name="Standard"><text:s text:c="8"/>.product-rating {</text:p>
      <text:p text:style-name="Standard"><text:s text:c="12"/>display: flex;</text:p>
      <text:p text:style-name="Standard"><text:s text:c="12"/>align-items: center;</text:p>
      <text:p text:style-name="Standard"><text:s text:c="12"/>gap: 0.5rem;</text:p>
      <text:p text:style-name="Standard"><text:s text:c="12"/>margin-bottom: 1rem;</text:p>
      <text:p text:style-name="Standard"><text:s text:c="8"/>}</text:p>
      <text:p text:style-name="Standard"/>
      <text:p text:style-name="Standard"><text:s text:c="8"/>.stars {</text:p>
      <text:p text:style-name="Standard"><text:s text:c="12"/>color: #ffc107;</text:p>
      <text:p text:style-name="Standard"><text:s text:c="8"/>}</text:p>
      <text:p text:style-name="Standard"/>
      <text:p text:style-name="Standard"><text:s text:c="8"/>.add-to-cart {</text:p>
      <text:p text:style-name="Standard"><text:s text:c="12"/>width: 100%;</text:p>
      <text:p text:style-name="Standard"><text:s text:c="12"/>background: #ff6b35;</text:p>
      <text:p text:style-name="Standard"><text:s text:c="12"/>color: white;</text:p>
      <text:p text:style-name="Standard"><text:s text:c="12"/>border: none;</text:p>
      <text:p text:style-name="Standard"><text:s text:c="12"/>padding: 12px;</text:p>
      <text:p text:style-name="Standard"><text:s text:c="12"/>border-radius: 8px;</text:p>
      <text:p text:style-name="Standard"><text:s text:c="12"/>cursor: pointer;</text:p>
      <text:p text:style-name="Standard"><text:s text:c="12"/>font-weight: bold;</text:p>
      <text:p text:style-name="Standard"><text:s text:c="12"/>transition: background 0.3s;</text:p>
      <text:p text:style-name="Standard"><text:s text:c="8"/>}</text:p>
      <text:p text:style-name="Standard"/>
      <text:p text:style-name="Standard"><text:s text:c="8"/>.add-to-cart:hover {</text:p>
      <text:p text:style-name="Standard"><text:s text:c="12"/>background: #e55a2b;</text:p>
      <text:p text:style-name="Standard"><text:s text:c="8"/>}</text:p>
      <text:p text:style-name="Standard"/>
      <text:p text:style-name="Standard"><text:s text:c="8"/>/* Cart Modal */</text:p>
      <text:p text:style-name="Standard"><text:s text:c="8"/>.modal {</text:p>
      <text:p text:style-name="Standard"><text:s text:c="12"/>display: none;</text:p>
      <text:p text:style-name="Standard"><text:s text:c="12"/>position: fixed;</text:p>
      <text:p text:style-name="Standard"><text:s text:c="12"/>top: 0;</text:p>
      <text:p text:style-name="Standard"><text:s text:c="12"/>left: 0;</text:p>
      <text:p text:style-name="Standard"><text:s text:c="12"/>width: 100%;</text:p>
      <text:p text:style-name="Standard"><text:s text:c="12"/>height: 100%;</text:p>
      <text:p text:style-name="Standard"><text:s text:c="12"/>background: rgba(0,0,0,0.5);</text:p>
      <text:p text:style-name="Standard"><text:s text:c="12"/>z-index: 1000;</text:p>
      <text:p text:style-name="Standard"><text:s text:c="8"/>}</text:p>
      <text:p text:style-name="Standard"/>
      <text:p text:style-name="Standard"><text:s text:c="8"/>.modal-content {</text:p>
      <text:p text:style-name="Standard"><text:s text:c="12"/>background: white;</text:p>
      <text:p text:style-name="Standard"><text:s text:c="12"/>margin: 5% auto;</text:p>
      <text:p text:style-name="Standard"><text:s text:c="12"/>padding: 2rem;</text:p>
      <text:p text:style-name="Standard"><text:s text:c="12"/>border-radius: 15px;</text:p>
      <text:p text:style-name="Standard"><text:s text:c="12"/>max-width: 600px;</text:p>
      <text:p text:style-name="Standard"><text:s text:c="12"/>max-height: 80vh;</text:p>
      <text:p text:style-name="Standard"><text:s text:c="12"/>overflow-y: auto;</text:p>
      <text:p text:style-name="Standard"><text:s text:c="8"/>}</text:p>
      <text:p text:style-name="Standard"><text:soft-page-break/></text:p>
      <text:p text:style-name="Standard"><text:s text:c="8"/>.close {</text:p>
      <text:p text:style-name="Standard"><text:s text:c="12"/>float: right;</text:p>
      <text:p text:style-name="Standard"><text:s text:c="12"/>font-size: 2rem;</text:p>
      <text:p text:style-name="Standard"><text:s text:c="12"/>cursor: pointer;</text:p>
      <text:p text:style-name="Standard"><text:s text:c="12"/>color: #999;</text:p>
      <text:p text:style-name="Standard"><text:s text:c="8"/>}</text:p>
      <text:p text:style-name="Standard"/>
      <text:p text:style-name="Standard"><text:s text:c="8"/>.close:hover {</text:p>
      <text:p text:style-name="Standard"><text:s text:c="12"/>color: #333;</text:p>
      <text:p text:style-name="Standard"><text:s text:c="8"/>}</text:p>
      <text:p text:style-name="Standard"/>
      <text:p text:style-name="Standard"><text:s text:c="8"/>.cart-item {</text:p>
      <text:p text:style-name="Standard"><text:s text:c="12"/>display: flex;</text:p>
      <text:p text:style-name="Standard"><text:s text:c="12"/>align-items: center;</text:p>
      <text:p text:style-name="Standard"><text:s text:c="12"/>gap: 1rem;</text:p>
      <text:p text:style-name="Standard"><text:s text:c="12"/>padding: 1rem;</text:p>
      <text:p text:style-name="Standard"><text:s text:c="12"/>border-bottom: 1px solid #eee;</text:p>
      <text:p text:style-name="Standard"><text:s text:c="8"/>}</text:p>
      <text:p text:style-name="Standard"/>
      <text:p text:style-name="Standard"><text:s text:c="8"/>.cart-item-image {</text:p>
      <text:p text:style-name="Standard"><text:s text:c="12"/>width: 80px;</text:p>
      <text:p text:style-name="Standard"><text:s text:c="12"/>height: 80px;</text:p>
      <text:p text:style-name="Standard"><text:s text:c="12"/>background: #f0f0f0;</text:p>
      <text:p text:style-name="Standard"><text:s text:c="12"/>border-radius: 8px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12"/>font-size: 2rem;</text:p>
      <text:p text:style-name="Standard"><text:s text:c="12"/>color: #999;</text:p>
      <text:p text:style-name="Standard"><text:s text:c="8"/>}</text:p>
      <text:p text:style-name="Standard"/>
      <text:p text:style-name="Standard"><text:s text:c="8"/>.cart-item-info {</text:p>
      <text:p text:style-name="Standard"><text:s text:c="12"/>flex: 1;</text:p>
      <text:p text:style-name="Standard"><text:s text:c="8"/>}</text:p>
      <text:p text:style-name="Standard"/>
      <text:p text:style-name="Standard"><text:s text:c="8"/>.cart-item-title {</text:p>
      <text:p text:style-name="Standard"><text:s text:c="12"/>font-weight: bold;</text:p>
      <text:p text:style-name="Standard"><text:s text:c="12"/>margin-bottom: 0.5rem;</text:p>
      <text:p text:style-name="Standard"><text:s text:c="8"/>}</text:p>
      <text:p text:style-name="Standard"/>
      <text:p text:style-name="Standard"><text:s text:c="8"/>.cart-item-price {</text:p>
      <text:p text:style-name="Standard"><text:s text:c="12"/>color: #ff6b35;</text:p>
      <text:p text:style-name="Standard"><text:s text:c="12"/>font-weight: bold;</text:p>
      <text:p text:style-name="Standard"><text:s text:c="8"/>}</text:p>
      <text:p text:style-name="Standard"/>
      <text:p text:style-name="Standard"><text:s text:c="8"/>.quantity-controls {</text:p>
      <text:p text:style-name="Standard"><text:s text:c="12"/>display: flex;</text:p>
      <text:p text:style-name="Standard"><text:s text:c="12"/>align-items: center;</text:p>
      <text:p text:style-name="Standard"><text:s text:c="12"/>gap: 0.5rem;</text:p>
      <text:p text:style-name="Standard"><text:s text:c="12"/>margin-top: 0.5rem;</text:p>
      <text:p text:style-name="Standard"><text:s text:c="8"/>}</text:p>
      <text:p text:style-name="Standard"><text:soft-page-break/></text:p>
      <text:p text:style-name="Standard"><text:s text:c="8"/>.quantity-btn {</text:p>
      <text:p text:style-name="Standard"><text:s text:c="12"/>background: #f0f0f0;</text:p>
      <text:p text:style-name="Standard"><text:s text:c="12"/>border: none;</text:p>
      <text:p text:style-name="Standard"><text:s text:c="12"/>width: 30px;</text:p>
      <text:p text:style-name="Standard"><text:s text:c="12"/>height: 30px;</text:p>
      <text:p text:style-name="Standard"><text:s text:c="12"/>border-radius: 50%;</text:p>
      <text:p text:style-name="Standard"><text:s text:c="12"/>cursor: pointer;</text:p>
      <text:p text:style-name="Standard"><text:s text:c="12"/>display: flex;</text:p>
      <text:p text:style-name="Standard"><text:s text:c="12"/>align-items: center;</text:p>
      <text:p text:style-name="Standard"><text:s text:c="12"/>justify-content: center;</text:p>
      <text:p text:style-name="Standard"><text:s text:c="8"/>}</text:p>
      <text:p text:style-name="Standard"/>
      <text:p text:style-name="Standard"><text:s text:c="8"/>.quantity-btn:hover {</text:p>
      <text:p text:style-name="Standard"><text:s text:c="12"/>background: #e0e0e0;</text:p>
      <text:p text:style-name="Standard"><text:s text:c="8"/>}</text:p>
      <text:p text:style-name="Standard"/>
      <text:p text:style-name="Standard"><text:s text:c="8"/>.cart-total {</text:p>
      <text:p text:style-name="Standard"><text:s text:c="12"/>text-align: right;</text:p>
      <text:p text:style-name="Standard"><text:s text:c="12"/>font-size: 1.5rem;</text:p>
      <text:p text:style-name="Standard"><text:s text:c="12"/>font-weight: bold;</text:p>
      <text:p text:style-name="Standard"><text:s text:c="12"/>color: #ff6b35;</text:p>
      <text:p text:style-name="Standard"><text:s text:c="12"/>margin-top: 1rem;</text:p>
      <text:p text:style-name="Standard"><text:s text:c="12"/>padding-top: 1rem;</text:p>
      <text:p text:style-name="Standard"><text:s text:c="12"/>border-top: 2px solid #eee;</text:p>
      <text:p text:style-name="Standard"><text:s text:c="8"/>}</text:p>
      <text:p text:style-name="Standard"/>
      <text:p text:style-name="Standard"><text:s text:c="8"/>.checkout-btn {</text:p>
      <text:p text:style-name="Standard"><text:s text:c="12"/>width: 100%;</text:p>
      <text:p text:style-name="Standard"><text:s text:c="12"/>background: #ff6b35;</text:p>
      <text:p text:style-name="Standard"><text:s text:c="12"/>color: white;</text:p>
      <text:p text:style-name="Standard"><text:s text:c="12"/>border: none;</text:p>
      <text:p text:style-name="Standard"><text:s text:c="12"/>padding: 15px;</text:p>
      <text:p text:style-name="Standard"><text:s text:c="12"/>border-radius: 8px;</text:p>
      <text:p text:style-name="Standard"><text:s text:c="12"/>font-size: 1.1rem;</text:p>
      <text:p text:style-name="Standard"><text:s text:c="12"/>font-weight: bold;</text:p>
      <text:p text:style-name="Standard"><text:s text:c="12"/>cursor: pointer;</text:p>
      <text:p text:style-name="Standard"><text:s text:c="12"/>margin-top: 1rem;</text:p>
      <text:p text:style-name="Standard"><text:s text:c="12"/>transition: background 0.3s;</text:p>
      <text:p text:style-name="Standard"><text:s text:c="8"/>}</text:p>
      <text:p text:style-name="Standard"/>
      <text:p text:style-name="Standard"><text:s text:c="8"/>.checkout-btn:hover {</text:p>
      <text:p text:style-name="Standard"><text:s text:c="12"/>background: #e55a2b;</text:p>
      <text:p text:style-name="Standard"><text:s text:c="8"/>}</text:p>
      <text:p text:style-name="Standard"/>
      <text:p text:style-name="Standard"><text:s text:c="8"/>/* Footer */</text:p>
      <text:p text:style-name="Standard"><text:s text:c="8"/>footer {</text:p>
      <text:p text:style-name="Standard"><text:s text:c="12"/>background: #333;</text:p>
      <text:p text:style-name="Standard"><text:s text:c="12"/>color: white;</text:p>
      <text:p text:style-name="Standard"><text:s text:c="12"/>padding: 3rem 0;</text:p>
      <text:p text:style-name="Standard"><text:s text:c="12"/>margin-top: 4rem;</text:p>
      <text:p text:style-name="Standard"><text:s text:c="8"/>}</text:p>
      <text:p text:style-name="Standard"><text:soft-page-break/></text:p>
      <text:p text:style-name="Standard"><text:s text:c="8"/>.footer-content {</text:p>
      <text:p text:style-name="Standard"><text:s text:c="12"/>display: grid;</text:p>
      <text:p text:style-name="Standard"><text:s text:c="12"/>grid-template-columns: repeat(auto-fit, minmax(250px, 1fr));</text:p>
      <text:p text:style-name="Standard"><text:s text:c="12"/>gap: 2rem;</text:p>
      <text:p text:style-name="Standard"><text:s text:c="8"/>}</text:p>
      <text:p text:style-name="Standard"/>
      <text:p text:style-name="Standard"><text:s text:c="8"/>.footer-section h3 {</text:p>
      <text:p text:style-name="Standard"><text:s text:c="12"/>margin-bottom: 1rem;</text:p>
      <text:p text:style-name="Standard"><text:s text:c="12"/>color: #ff6b35;</text:p>
      <text:p text:style-name="Standard"><text:s text:c="8"/>}</text:p>
      <text:p text:style-name="Standard"/>
      <text:p text:style-name="Standard"><text:s text:c="8"/>.footer-section ul {</text:p>
      <text:p text:style-name="Standard"><text:s text:c="12"/>list-style: none;</text:p>
      <text:p text:style-name="Standard"><text:s text:c="8"/>}</text:p>
      <text:p text:style-name="Standard"/>
      <text:p text:style-name="Standard"><text:s text:c="8"/>.footer-section ul li {</text:p>
      <text:p text:style-name="Standard"><text:s text:c="12"/>margin-bottom: 0.5rem;</text:p>
      <text:p text:style-name="Standard"><text:s text:c="8"/>}</text:p>
      <text:p text:style-name="Standard"/>
      <text:p text:style-name="Standard"><text:s text:c="8"/>.footer-section ul li a {</text:p>
      <text:p text:style-name="Standard"><text:s text:c="12"/>color: #ccc;</text:p>
      <text:p text:style-name="Standard"><text:s text:c="12"/>text-decoration: none;</text:p>
      <text:p text:style-name="Standard"><text:s text:c="12"/>transition: color 0.3s;</text:p>
      <text:p text:style-name="Standard"><text:s text:c="8"/>}</text:p>
      <text:p text:style-name="Standard"/>
      <text:p text:style-name="Standard"><text:s text:c="8"/>.footer-section ul li a:hover {</text:p>
      <text:p text:style-name="Standard"><text:s text:c="12"/>color: #ff6b35;</text:p>
      <text:p text:style-name="Standard"><text:s text:c="8"/>}</text:p>
      <text:p text:style-name="Standard"/>
      <text:p text:style-name="Standard"><text:s text:c="8"/>.footer-bottom {</text:p>
      <text:p text:style-name="Standard"><text:s text:c="12"/>text-align: center;</text:p>
      <text:p text:style-name="Standard"><text:s text:c="12"/>margin-top: 2rem;</text:p>
      <text:p text:style-name="Standard"><text:s text:c="12"/>padding-top: 2rem;</text:p>
      <text:p text:style-name="Standard"><text:s text:c="12"/>border-top: 1px solid #555;</text:p>
      <text:p text:style-name="Standard"><text:s text:c="12"/>color: #ccc;</text:p>
      <text:p text:style-name="Standard"><text:s text:c="8"/>}</text:p>
      <text:p text:style-name="Standard"/>
      <text:p text:style-name="Standard"><text:s text:c="8"/>/* Animations */</text:p>
      <text:p text:style-name="Standard"><text:s text:c="8"/>@keyframes fadeInUp {</text:p>
      <text:p text:style-name="Standard"><text:s text:c="12"/>from {</text:p>
      <text:p text:style-name="Standard"><text:s text:c="16"/>opacity: 0;</text:p>
      <text:p text:style-name="Standard"><text:s text:c="16"/>transform: translateY(30px);</text:p>
      <text:p text:style-name="Standard"><text:s text:c="12"/>}</text:p>
      <text:p text:style-name="Standard"><text:s text:c="12"/>to {</text:p>
      <text:p text:style-name="Standard"><text:s text:c="16"/>opacity: 1;</text:p>
      <text:p text:style-name="Standard"><text:s text:c="16"/>transform: translateY(0);</text:p>
      <text:p text:style-name="Standard"><text:s text:c="12"/>}</text:p>
      <text:p text:style-name="Standard"><text:s text:c="8"/>}</text:p>
      <text:p text:style-name="Standard"/>
      <text:p text:style-name="Standard"><text:s text:c="8"/>/* Responsive */</text:p>
      <text:p text:style-name="Standard"><text:s text:c="8"/>@media (max-width: 768px) {</text:p>
      <text:p text:style-name="Standard"><text:soft-page-break/><text:s text:c="12"/>.nav-links {</text:p>
      <text:p text:style-name="Standard"><text:s text:c="16"/>display: none;</text:p>
      <text:p text:style-name="Standard"><text:s text:c="12"/>}</text:p>
      <text:p text:style-name="Standard"><text:s text:c="12"/></text:p>
      <text:p text:style-name="Standard"><text:s text:c="12"/>.hero h1 {</text:p>
      <text:p text:style-name="Standard"><text:s text:c="16"/>font-size: 2rem;</text:p>
      <text:p text:style-name="Standard"><text:s text:c="12"/>}</text:p>
      <text:p text:style-name="Standard"><text:s text:c="12"/></text:p>
      <text:p text:style-name="Standard"><text:s text:c="12"/>.search-bar {</text:p>
      <text:p text:style-name="Standard"><text:s text:c="16"/>margin: 0 1rem;</text:p>
      <text:p text:style-name="Standard"><text:s text:c="12"/>}</text:p>
      <text:p text:style-name="Standard"><text:s text:c="12"/></text:p>
      <text:p text:style-name="Standard"><text:s text:c="12"/>.product-grid {</text:p>
      <text:p text:style-name="Standard"><text:s text:c="16"/>grid-template-columns: repeat(auto-fill, minmax(250px, 1fr));</text:p>
      <text:p text:style-name="Standard"><text:s text:c="16"/>gap: 1rem;</text:p>
      <text:p text:style-name="Standard"><text:s text:c="12"/>}</text:p>
      <text:p text:style-name="Standard"><text:s text:c="8"/>}</text:p>
      <text:p text:style-name="Standard"/>
      <text:p text:style-name="Standard"><text:s text:c="8"/>/* Loading Animation */</text:p>
      <text:p text:style-name="Standard"><text:s text:c="8"/>.loading {</text:p>
      <text:p text:style-name="Standard"><text:s text:c="12"/>display: inline-block;</text:p>
      <text:p text:style-name="Standard"><text:s text:c="12"/>width: 20px;</text:p>
      <text:p text:style-name="Standard"><text:s text:c="12"/>height: 20px;</text:p>
      <text:p text:style-name="Standard"><text:s text:c="12"/>border: 3px solid #f3f3f3;</text:p>
      <text:p text:style-name="Standard"><text:s text:c="12"/>border-top: 3px solid #ff6b35;</text:p>
      <text:p text:style-name="Standard"><text:s text:c="12"/>border-radius: 50%;</text:p>
      <text:p text:style-name="Standard"><text:s text:c="12"/>animation: spin 1s linear infinite;</text:p>
      <text:p text:style-name="Standard"><text:s text:c="8"/>}</text:p>
      <text:p text:style-name="Standard"/>
      <text:p text:style-name="Standard"><text:s text:c="8"/>@keyframes spin {</text:p>
      <text:p text:style-name="Standard"><text:s text:c="12"/>0% { transform: rotate(0deg); }</text:p>
      <text:p text:style-name="Standard"><text:s text:c="12"/>100% { transform: rotate(360deg); }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!-- Header --&gt;</text:p>
      <text:p text:style-name="Standard"><text:s text:c="4"/>&lt;header&gt;</text:p>
      <text:p text:style-name="Standard"><text:s text:c="8"/>&lt;nav class="container"&gt;</text:p>
      <text:p text:style-name="Standard"><text:s text:c="12"/>&lt;a href="#" class="logo"&gt;Jai.html&lt;/a&gt;</text:p>
      <text:p text:style-name="Standard"><text:s text:c="12"/>&lt;div class="search-bar"&gt;</text:p>
      <text:p text:style-name="Standard"><text:s text:c="16"/>&lt;input type="text" placeholder="Search for handmade items..." id="searchInput"&gt;</text:p>
      <text:p text:style-name="Standard"><text:s text:c="16"/>&lt;button class="search-btn" onclick="searchProducts()"&gt;🔍&lt;/button&gt;</text:p>
      <text:p text:style-name="Standard"><text:s text:c="12"/>&lt;/div&gt;</text:p>
      <text:p text:style-name="Standard"><text:s text:c="12"/>&lt;div class="nav-links"&gt;</text:p>
      <text:p text:style-name="Standard"><text:s text:c="16"/>&lt;a href="#" onclick="showSection('home')"&gt;Home&lt;/a&gt;</text:p>
      <text:p text:style-name="Standard"><text:s text:c="16"/>&lt;a href="#" onclick="showSection('categories')"&gt;Categories&lt;/a&gt;</text:p>
      <text:p text:style-name="Standard"><text:s text:c="16"/>&lt;a href="#" onclick="showSection('products')"&gt;Products&lt;/a&gt;</text:p>
      <text:p text:style-name="Standard"><text:s text:c="16"/>&lt;a href="#" onclick="showUserModal()"&gt;Sign In&lt;/a&gt;</text:p>
      <text:p text:style-name="Standard"><text:s text:c="16"/>&lt;div class="cart-icon" onclick="showCart()"&gt;</text:p>
      <text:p text:style-name="Standard"><text:s text:c="20"/>🛒</text:p>
      <text:p text:style-name="Standard"><text:soft-page-break/><text:s text:c="20"/>&lt;span class="cart-count" id="cartCount"&gt;0&lt;/span&gt;</text:p>
      <text:p text:style-name="Standard"><text:s text:c="16"/>&lt;/div&gt;</text:p>
      <text:p text:style-name="Standard"><text:s text:c="16"/>&lt;button class="mobile-menu-btn" onclick="toggleMobileMenu()" style="display: none; background: none; border: none; font-size: 1.5rem; cursor: pointer;"&gt;☰&lt;/button&gt;</text:p>
      <text:p text:style-name="Standard"><text:s text:c="12"/>&lt;/div&gt;</text:p>
      <text:p text:style-name="Standard"><text:s text:c="8"/>&lt;/nav&gt;</text:p>
      <text:p text:style-name="Standard"><text:s text:c="4"/>&lt;/header&gt;</text:p>
      <text:p text:style-name="Standard"/>
      <text:p text:style-name="Standard"><text:s text:c="4"/>&lt;!-- Hero Section --&gt;</text:p>
      <text:p text:style-name="Standard"><text:s text:c="4"/>&lt;section class="hero" id="home"&gt;</text:p>
      <text:p text:style-name="Standard"><text:s text:c="8"/>&lt;div class="container"&gt;</text:p>
      <text:p text:style-name="Standard"><text:s text:c="12"/>&lt;h1&gt;Discover Unique Handmade Items&lt;/h1&gt;</text:p>
      <text:p text:style-name="Standard"><text:s text:c="12"/>&lt;p&gt;Find one-of-a-kind pieces from talented creators around the world&lt;/p&gt;</text:p>
      <text:p text:style-name="Standard"><text:s text:c="12"/>&lt;a href="#products" class="cta-button" onclick="showSection('products')"&gt;Shop Now&lt;/a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!-- Categories --&gt;</text:p>
      <text:p text:style-name="Standard"><text:s text:c="4"/>&lt;section class="categories" id="categories"&gt;</text:p>
      <text:p text:style-name="Standard"><text:s text:c="8"/>&lt;div class="container"&gt;</text:p>
      <text:p text:style-name="Standard"><text:s text:c="12"/>&lt;h2 class="section-title"&gt;Shop by Category&lt;/h2&gt;</text:p>
      <text:p text:style-name="Standard"><text:s text:c="12"/>&lt;div class="category-grid"&gt;</text:p>
      <text:p text:style-name="Standard"><text:s text:c="16"/>&lt;div class="category-card" onclick="filterProducts('jewelry')"&gt;</text:p>
      <text:p text:style-name="Standard"><text:s text:c="20"/>&lt;div class="category-icon"&gt;💎&lt;/div&gt;</text:p>
      <text:p text:style-name="Standard"><text:s text:c="20"/>&lt;h3&gt;Jewelry&lt;/h3&gt;</text:p>
      <text:p text:style-name="Standard"><text:s text:c="20"/>&lt;p&gt;Handcrafted rings, necklaces &amp; more&lt;/p&gt;</text:p>
      <text:p text:style-name="Standard"><text:s text:c="16"/>&lt;/div&gt;</text:p>
      <text:p text:style-name="Standard"><text:s text:c="16"/>&lt;div class="category-card" onclick="filterProducts('art')"&gt;</text:p>
      <text:p text:style-name="Standard"><text:s text:c="20"/>&lt;div class="category-icon"&gt;🎨&lt;/div&gt;</text:p>
      <text:p text:style-name="Standard"><text:s text:c="20"/>&lt;h3&gt;Art &amp; Decor&lt;/h3&gt;</text:p>
      <text:p text:style-name="Standard"><text:s text:c="20"/>&lt;p&gt;Paintings, sculptures &amp; wall art&lt;/p&gt;</text:p>
      <text:p text:style-name="Standard"><text:s text:c="16"/>&lt;/div&gt;</text:p>
      <text:p text:style-name="Standard"><text:s text:c="16"/>&lt;div class="category-card" onclick="filterProducts('clothing')"&gt;</text:p>
      <text:p text:style-name="Standard"><text:s text:c="20"/>&lt;div class="category-icon"&gt;👕&lt;/div&gt;</text:p>
      <text:p text:style-name="Standard"><text:s text:c="20"/>&lt;h3&gt;Clothing&lt;/h3&gt;</text:p>
      <text:p text:style-name="Standard"><text:s text:c="20"/>&lt;p&gt;Handmade fashion &amp; accessories&lt;/p&gt;</text:p>
      <text:p text:style-name="Standard"><text:s text:c="16"/>&lt;/div&gt;</text:p>
      <text:p text:style-name="Standard"><text:s text:c="16"/>&lt;div class="category-card" onclick="filterProducts('home')"&gt;</text:p>
      <text:p text:style-name="Standard"><text:s text:c="20"/>&lt;div class="category-icon"&gt;🏠&lt;/div&gt;</text:p>
      <text:p text:style-name="Standard"><text:s text:c="20"/>&lt;h3&gt;Home &amp; Living&lt;/h3&gt;</text:p>
      <text:p text:style-name="Standard"><text:s text:c="20"/>&lt;p&gt;Furniture, textiles &amp; decor&lt;/p&gt;</text:p>
      <text:p text:style-name="Standard"><text:s text:c="16"/>&lt;/div&gt;</text:p>
      <text:p text:style-name="Standard"><text:s text:c="16"/>&lt;div class="category-card" onclick="filterProducts('crafts')"&gt;</text:p>
      <text:p text:style-name="Standard"><text:s text:c="20"/>&lt;div class="category-icon"&gt;✂️&lt;/div&gt;</text:p>
      <text:p text:style-name="Standard"><text:s text:c="20"/>&lt;h3&gt;Crafts&lt;/h3&gt;</text:p>
      <text:p text:style-name="Standard"><text:s text:c="20"/>&lt;p&gt;DIY supplies &amp; materials&lt;/p&gt;</text:p>
      <text:p text:style-name="Standard"><text:s text:c="16"/>&lt;/div&gt;</text:p>
      <text:p text:style-name="Standard"><text:s text:c="16"/>&lt;div class="category-card" onclick="filterProducts('vintage')"&gt;</text:p>
      <text:p text:style-name="Standard"><text:s text:c="20"/>&lt;div class="category-icon"&gt;⚱️&lt;/div&gt;</text:p>
      <text:p text:style-name="Standard"><text:s text:c="20"/>&lt;h3&gt;Vintage&lt;/h3&gt;</text:p>
      <text:p text:style-name="Standard"><text:s text:c="20"/>&lt;p&gt;Antique &amp; vintage finds&lt;/p&gt;</text:p>
      <text:p text:style-name="Standard"><text:soft-page-break/><text:s text:c="16"/>&lt;/div&gt;</text:p>
      <text:p text:style-name="Standard"><text:s text:c="12"/>&lt;/div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!-- Products --&gt;</text:p>
      <text:p text:style-name="Standard"><text:s text:c="4"/>&lt;section class="products" id="products"&gt;</text:p>
      <text:p text:style-name="Standard"><text:s text:c="8"/>&lt;div class="container"&gt;</text:p>
      <text:p text:style-name="Standard"><text:s text:c="12"/>&lt;h2 class="section-title"&gt;Featured Products&lt;/h2&gt;</text:p>
      <text:p text:style-name="Standard"><text:s text:c="12"/>&lt;div class="product-filters"&gt;</text:p>
      <text:p text:style-name="Standard"><text:s text:c="16"/>&lt;button class="filter-btn active" onclick="filterProducts('all')"&gt;All&lt;/button&gt;</text:p>
      <text:p text:style-name="Standard"><text:s text:c="16"/>&lt;button class="filter-btn" onclick="filterProducts('jewelry')"&gt;Jewelry&lt;/button&gt;</text:p>
      <text:p text:style-name="Standard"><text:s text:c="16"/>&lt;button class="filter-btn" onclick="filterProducts('art')"&gt;Art&lt;/button&gt;</text:p>
      <text:p text:style-name="Standard"><text:s text:c="16"/>&lt;button class="filter-btn" onclick="filterProducts('clothing')"&gt;Clothing&lt;/button&gt;</text:p>
      <text:p text:style-name="Standard"><text:s text:c="16"/>&lt;button class="filter-btn" onclick="filterProducts('home')"&gt;Home&lt;/button&gt;</text:p>
      <text:p text:style-name="Standard"><text:s text:c="16"/>&lt;button class="filter-btn" onclick="filterProducts('crafts')"&gt;Crafts&lt;/button&gt;</text:p>
      <text:p text:style-name="Standard"><text:s text:c="16"/>&lt;button class="filter-btn" onclick="filterProducts('vintage')"&gt;Vintage&lt;/button&gt;</text:p>
      <text:p text:style-name="Standard"><text:s text:c="16"/>&lt;select onchange="sortProducts(this.value)" style="margin-left: 1rem; padding: 10px; border: 2px solid #e0e0e0; border-radius: 25px;"&gt;</text:p>
      <text:p text:style-name="Standard"><text:s text:c="20"/>&lt;option value=""&gt;Sort by&lt;/option&gt;</text:p>
      <text:p text:style-name="Standard"><text:s text:c="20"/>&lt;option value="price-low"&gt;Price: Low to High&lt;/option&gt;</text:p>
      <text:p text:style-name="Standard"><text:s text:c="20"/>&lt;option value="price-high"&gt;Price: High to Low&lt;/option&gt;</text:p>
      <text:p text:style-name="Standard"><text:s text:c="20"/>&lt;option value="rating"&gt;Highest Rated&lt;/option&gt;</text:p>
      <text:p text:style-name="Standard"><text:s text:c="20"/>&lt;option value="reviews"&gt;Most Reviews&lt;/option&gt;</text:p>
      <text:p text:style-name="Standard"><text:s text:c="16"/>&lt;/select&gt;</text:p>
      <text:p text:style-name="Standard"><text:s text:c="12"/>&lt;/div&gt;</text:p>
      <text:p text:style-name="Standard"><text:s text:c="12"/>&lt;div class="product-grid" id="productGrid"&gt;</text:p>
      <text:p text:style-name="Standard"><text:s text:c="16"/>&lt;!-- Products will be dynamically loaded here --&gt;</text:p>
      <text:p text:style-name="Standard"><text:s text:c="12"/>&lt;/div&gt;</text:p>
      <text:p text:style-name="Standard"><text:s text:c="8"/>&lt;/div&gt;</text:p>
      <text:p text:style-name="Standard"><text:s text:c="4"/>&lt;/section&gt;</text:p>
      <text:p text:style-name="Standard"/>
      <text:p text:style-name="Standard"><text:s text:c="4"/>&lt;!-- Cart Modal --&gt;</text:p>
      <text:p text:style-name="Standard"><text:s text:c="4"/>&lt;div id="cartModal" class="modal"&gt;</text:p>
      <text:p text:style-name="Standard"><text:s text:c="8"/>&lt;div class="modal-content"&gt;</text:p>
      <text:p text:style-name="Standard"><text:s text:c="12"/>&lt;span class="close" onclick="closeCart()"&gt;&amp;times;&lt;/span&gt;</text:p>
      <text:p text:style-name="Standard"><text:s text:c="12"/>&lt;h2&gt;Shopping Cart&lt;/h2&gt;</text:p>
      <text:p text:style-name="Standard"><text:s text:c="12"/>&lt;div id="cartItems"&gt;&lt;/div&gt;</text:p>
      <text:p text:style-name="Standard"><text:s text:c="12"/>&lt;div class="cart-total"&gt;</text:p>
      <text:p text:style-name="Standard"><text:s text:c="16"/>Total: $&lt;span id="cartTotal"&gt;0.00&lt;/span&gt;</text:p>
      <text:p text:style-name="Standard"><text:s text:c="12"/>&lt;/div&gt;</text:p>
      <text:p text:style-name="Standard"><text:s text:c="12"/>&lt;button class="checkout-btn" onclick="checkout()"&gt;Proceed to Checkout&lt;/button&gt;</text:p>
      <text:p text:style-name="Standard"><text:s text:c="8"/>&lt;/div&gt;</text:p>
      <text:p text:style-name="Standard"><text:s text:c="4"/>&lt;/div&gt;</text:p>
      <text:p text:style-name="Standard"/>
      <text:p text:style-name="Standard"><text:s text:c="4"/>&lt;!-- Footer --&gt;</text:p>
      <text:p text:style-name="Standard"><text:s text:c="4"/>&lt;footer&gt;</text:p>
      <text:p text:style-name="Standard"><text:s text:c="8"/>&lt;div class="container"&gt;</text:p>
      <text:p text:style-name="Standard"><text:s text:c="12"/>&lt;div class="footer-content"&gt;</text:p>
      <text:p text:style-name="Standard"><text:s text:c="16"/>&lt;div class="footer-section"&gt;</text:p>
      <text:p text:style-name="Standard"><text:s text:c="20"/>&lt;h3&gt;About Jai.html&lt;/h3&gt;</text:p>
      <text:p text:style-name="Standard"><text:s text:c="20"/>&lt;ul&gt;</text:p>
      <text:p text:style-name="Standard"><text:soft-page-break/><text:s text:c="24"/>&lt;li&gt;&lt;a href="#"&gt;Our Story&lt;/a&gt;&lt;/li&gt;</text:p>
      <text:p text:style-name="Standard"><text:s text:c="24"/>&lt;li&gt;&lt;a href="#"&gt;How It Works&lt;/a&gt;&lt;/li&gt;</text:p>
      <text:p text:style-name="Standard"><text:s text:c="24"/>&lt;li&gt;&lt;a href="#"&gt;Careers&lt;/a&gt;&lt;/li&gt;</text:p>
      <text:p text:style-name="Standard"><text:s text:c="24"/>&lt;li&gt;&lt;a href="#"&gt;Press&lt;/a&gt;&lt;/li&gt;</text:p>
      <text:p text:style-name="Standard"><text:s text:c="20"/>&lt;/ul&gt;</text:p>
      <text:p text:style-name="Standard"><text:s text:c="16"/>&lt;/div&gt;</text:p>
      <text:p text:style-name="Standard"><text:s text:c="16"/>&lt;div class="footer-section"&gt;</text:p>
      <text:p text:style-name="Standard"><text:s text:c="20"/>&lt;h3&gt;Sell on Jai.html&lt;/h3&gt;</text:p>
      <text:p text:style-name="Standard"><text:s text:c="20"/>&lt;ul&gt;</text:p>
      <text:p text:style-name="Standard"><text:s text:c="24"/>&lt;li&gt;&lt;a href="#"&gt;Start Selling&lt;/a&gt;&lt;/li&gt;</text:p>
      <text:p text:style-name="Standard"><text:s text:c="24"/>&lt;li&gt;&lt;a href="#"&gt;Seller Handbook&lt;/a&gt;&lt;/li&gt;</text:p>
      <text:p text:style-name="Standard"><text:s text:c="24"/>&lt;li&gt;&lt;a href="#"&gt;Seller Tools&lt;/a&gt;&lt;/li&gt;</text:p>
      <text:p text:style-name="Standard"><text:s text:c="24"/>&lt;li&gt;&lt;a href="#"&gt;Support&lt;/a&gt;&lt;/li&gt;</text:p>
      <text:p text:style-name="Standard"><text:s text:c="20"/>&lt;/ul&gt;</text:p>
      <text:p text:style-name="Standard"><text:s text:c="16"/>&lt;/div&gt;</text:p>
      <text:p text:style-name="Standard"><text:s text:c="16"/>&lt;div class="footer-section"&gt;</text:p>
      <text:p text:style-name="Standard"><text:s text:c="20"/>&lt;h3&gt;Customer Service&lt;/h3&gt;</text:p>
      <text:p text:style-name="Standard"><text:s text:c="20"/>&lt;ul&gt;</text:p>
      <text:p text:style-name="Standard"><text:s text:c="24"/>&lt;li&gt;&lt;a href="#"&gt;Help Center&lt;/a&gt;&lt;/li&gt;</text:p>
      <text:p text:style-name="Standard"><text:s text:c="24"/>&lt;li&gt;&lt;a href="#"&gt;Contact Us&lt;/a&gt;&lt;/li&gt;</text:p>
      <text:p text:style-name="Standard"><text:s text:c="24"/>&lt;li&gt;&lt;a href="#"&gt;Returns &amp; Exchanges&lt;/a&gt;&lt;/li&gt;</text:p>
      <text:p text:style-name="Standard"><text:s text:c="24"/>&lt;li&gt;&lt;a href="#"&gt;Shipping Info&lt;/a&gt;&lt;/li&gt;</text:p>
      <text:p text:style-name="Standard"><text:s text:c="20"/>&lt;/ul&gt;</text:p>
      <text:p text:style-name="Standard"><text:s text:c="16"/>&lt;/div&gt;</text:p>
      <text:p text:style-name="Standard"><text:s text:c="16"/>&lt;div class="footer-section"&gt;</text:p>
      <text:p text:style-name="Standard"><text:s text:c="20"/>&lt;h3&gt;Connect&lt;/h3&gt;</text:p>
      <text:p text:style-name="Standard"><text:s text:c="20"/>&lt;ul&gt;</text:p>
      <text:p text:style-name="Standard"><text:s text:c="24"/>&lt;li&gt;&lt;a href="#"&gt;Facebook&lt;/a&gt;&lt;/li&gt;</text:p>
      <text:p text:style-name="Standard"><text:s text:c="24"/>&lt;li&gt;&lt;a href="#"&gt;Instagram&lt;/a&gt;&lt;/li&gt;</text:p>
      <text:p text:style-name="Standard"><text:s text:c="24"/>&lt;li&gt;&lt;a href="#"&gt;Twitter&lt;/a&gt;&lt;/li&gt;</text:p>
      <text:p text:style-name="Standard"><text:s text:c="24"/>&lt;li&gt;&lt;a href="#"&gt;Newsletter&lt;/a&gt;&lt;/li&gt;</text:p>
      <text:p text:style-name="Standard"><text:s text:c="20"/>&lt;/ul&gt;</text:p>
      <text:p text:style-name="Standard"><text:s text:c="16"/>&lt;/div&gt;</text:p>
      <text:p text:style-name="Standard"><text:s text:c="12"/>&lt;/div&gt;</text:p>
      <text:p text:style-name="Standard"><text:s text:c="12"/>&lt;div class="footer-bottom"&gt;</text:p>
      <text:p text:style-name="Standard"><text:s text:c="16"/>&lt;p&gt;&amp;copy; 2025 Jai.html. All rights reserved. | Made with ❤️ for creative entrepreneurs&lt;/p&gt;</text:p>
      <text:p text:style-name="Standard"><text:s text:c="12"/>&lt;/div&gt;</text:p>
      <text:p text:style-name="Standard"><text:s text:c="8"/>&lt;/div&gt;</text:p>
      <text:p text:style-name="Standard"><text:s text:c="4"/>&lt;/footer&gt;</text:p>
      <text:p text:style-name="Standard"/>
      <text:p text:style-name="Standard"><text:s text:c="4"/>&lt;script&gt;</text:p>
      <text:p text:style-name="Standard"><text:s text:c="8"/>// Sample product data</text:p>
      <text:p text:style-name="Standard"><text:s text:c="8"/>const products = [</text:p>
      <text:p text:style-name="Standard"><text:s text:c="12"/>{</text:p>
      <text:p text:style-name="Standard"><text:s text:c="16"/>id: 1,</text:p>
      <text:p text:style-name="Standard"><text:s text:c="16"/>title: "Handcrafted Silver Ring",</text:p>
      <text:p text:style-name="Standard"><text:s text:c="16"/>seller: "ArtisanJewelry",</text:p>
      <text:p text:style-name="Standard"><text:s text:c="16"/>price: 45.99,</text:p>
      <text:p text:style-name="Standard"><text:s text:c="16"/>category: "jewelry",</text:p>
      <text:p text:style-name="Standard"><text:s text:c="16"/>rating: 4.8,</text:p>
      <text:p text:style-name="Standard"><text:s text:c="16"/>reviews: 124,</text:p>
      <text:p text:style-name="Standard"><text:soft-page-break/><text:s text:c="16"/>icon: "💍"</text:p>
      <text:p text:style-name="Standard"><text:s text:c="12"/>},</text:p>
      <text:p text:style-name="Standard"><text:s text:c="12"/>{</text:p>
      <text:p text:style-name="Standard"><text:s text:c="16"/>id: 2,</text:p>
      <text:p text:style-name="Standard"><text:s text:c="16"/>title: "Vintage Wooden Frame",</text:p>
      <text:p text:style-name="Standard"><text:s text:c="16"/>seller: "VintageFinds",</text:p>
      <text:p text:style-name="Standard"><text:s text:c="16"/>price: 32.50,</text:p>
      <text:p text:style-name="Standard"><text:s text:c="16"/>category: "vintage",</text:p>
      <text:p text:style-name="Standard"><text:s text:c="16"/>rating: 4.6,</text:p>
      <text:p text:style-name="Standard"><text:s text:c="16"/>reviews: 89,</text:p>
      <text:p text:style-name="Standard"><text:s text:c="16"/>icon: "🖼️"</text:p>
      <text:p text:style-name="Standard"><text:s text:c="12"/>},</text:p>
      <text:p text:style-name="Standard"><text:s text:c="12"/>{</text:p>
      <text:p text:style-name="Standard"><text:s text:c="16"/>id: 3,</text:p>
      <text:p text:style-name="Standard"><text:s text:c="16"/>title: "Handwoven Scarf",</text:p>
      <text:p text:style-name="Standard"><text:s text:c="16"/>seller: "TextileArts",</text:p>
      <text:p text:style-name="Standard"><text:s text:c="16"/>price: 28.99,</text:p>
      <text:p text:style-name="Standard"><text:s text:c="16"/>category: "clothing",</text:p>
      <text:p text:style-name="Standard"><text:s text:c="16"/>rating: 4.9,</text:p>
      <text:p text:style-name="Standard"><text:s text:c="16"/>reviews: 156,</text:p>
      <text:p text:style-name="Standard"><text:s text:c="16"/>icon: "🧣"</text:p>
      <text:p text:style-name="Standard"><text:s text:c="12"/>},</text:p>
      <text:p text:style-name="Standard"><text:s text:c="12"/>{</text:p>
      <text:p text:style-name="Standard"><text:s text:c="16"/>id: 4,</text:p>
      <text:p text:style-name="Standard"><text:s text:c="16"/>title: "Ceramic Coffee Mug",</text:p>
      <text:p text:style-name="Standard"><text:s text:c="16"/>seller: "PotteryStudio",</text:p>
      <text:p text:style-name="Standard"><text:s text:c="16"/>price: 18.75,</text:p>
      <text:p text:style-name="Standard"><text:s text:c="16"/>category: "home",</text:p>
      <text:p text:style-name="Standard"><text:s text:c="16"/>rating: 4.7,</text:p>
      <text:p text:style-name="Standard"><text:s text:c="16"/>reviews: 203,</text:p>
      <text:p text:style-name="Standard"><text:s text:c="16"/>icon: "☕"</text:p>
      <text:p text:style-name="Standard"><text:s text:c="12"/>},</text:p>
      <text:p text:style-name="Standard"><text:s text:c="12"/>{</text:p>
      <text:p text:style-name="Standard"><text:s text:c="16"/>id: 5,</text:p>
      <text:p text:style-name="Standard"><text:s text:c="16"/>title: "Abstract Wall Art",</text:p>
      <text:p text:style-name="Standard"><text:s text:c="16"/>seller: "ModernArt",</text:p>
      <text:p text:style-name="Standard"><text:s text:c="16"/>price: 125.00,</text:p>
      <text:p text:style-name="Standard"><text:s text:c="16"/>category: "art",</text:p>
      <text:p text:style-name="Standard"><text:s text:c="16"/>rating: 4.5,</text:p>
      <text:p text:style-name="Standard"><text:s text:c="16"/>reviews: 67,</text:p>
      <text:p text:style-name="Standard"><text:s text:c="16"/>icon: "🎨"</text:p>
      <text:p text:style-name="Standard"><text:s text:c="12"/>},</text:p>
      <text:p text:style-name="Standard"><text:s text:c="12"/>{</text:p>
      <text:p text:style-name="Standard"><text:s text:c="16"/>id: 6,</text:p>
      <text:p text:style-name="Standard"><text:s text:c="16"/>title: "Leather Wallet",</text:p>
      <text:p text:style-name="Standard"><text:s text:c="16"/>seller: "LeatherCrafts",</text:p>
      <text:p text:style-name="Standard"><text:s text:c="16"/>price: 42.00,</text:p>
      <text:p text:style-name="Standard"><text:s text:c="16"/>category: "clothing",</text:p>
      <text:p text:style-name="Standard"><text:s text:c="16"/>rating: 4.8,</text:p>
      <text:p text:style-name="Standard"><text:s text:c="16"/>reviews: 178,</text:p>
      <text:p text:style-name="Standard"><text:s text:c="16"/>icon: "👝"</text:p>
      <text:p text:style-name="Standard"><text:s text:c="12"/>},</text:p>
      <text:p text:style-name="Standard"><text:soft-page-break/><text:s text:c="12"/>{</text:p>
      <text:p text:style-name="Standard"><text:s text:c="16"/>id: 7,</text:p>
      <text:p text:style-name="Standard"><text:s text:c="16"/>title: "Macrame Plant Hanger",</text:p>
      <text:p text:style-name="Standard"><text:s text:c="16"/>seller: "BohoHome",</text:p>
      <text:p text:style-name="Standard"><text:s text:c="16"/>price: 25.99,</text:p>
      <text:p text:style-name="Standard"><text:s text:c="16"/>category: "home",</text:p>
      <text:p text:style-name="Standard"><text:s text:c="16"/>rating: 4.6,</text:p>
      <text:p text:style-name="Standard"><text:s text:c="16"/>reviews: 92,</text:p>
      <text:p text:style-name="Standard"><text:s text:c="16"/>icon: "🪴"</text:p>
      <text:p text:style-name="Standard"><text:s text:c="12"/>},</text:p>
      <text:p text:style-name="Standard"><text:s text:c="12"/>{</text:p>
      <text:p text:style-name="Standard"><text:s text:c="16"/>id: 8,</text:p>
      <text:p text:style-name="Standard"><text:s text:c="16"/>title: "Embroidery Kit",</text:p>
      <text:p text:style-name="Standard"><text:s text:c="16"/>seller: "CraftSupplies",</text:p>
      <text:p text:style-name="Standard"><text:s text:c="16"/>price: 15.50,</text:p>
      <text:p text:style-name="Standard"><text:s text:c="16"/>category: "crafts",</text:p>
      <text:p text:style-name="Standard"><text:s text:c="16"/>rating: 4.4,</text:p>
      <text:p text:style-name="Standard"><text:s text:c="16"/>reviews: 134,</text:p>
      <text:p text:style-name="Standard"><text:s text:c="16"/>icon: "🧵"</text:p>
      <text:p text:style-name="Standard"><text:s text:c="12"/>},</text:p>
      <text:p text:style-name="Standard"><text:s text:c="12"/>{</text:p>
      <text:p text:style-name="Standard"><text:s text:c="16"/>id: 9,</text:p>
      <text:p text:style-name="Standard"><text:s text:c="16"/>title: "Beaded Necklace",</text:p>
      <text:p text:style-name="Standard"><text:s text:c="16"/>seller: "BeadWork",</text:p>
      <text:p text:style-name="Standard"><text:s text:c="16"/>price: 38.25,</text:p>
      <text:p text:style-name="Standard"><text:s text:c="16"/>category: "jewelry",</text:p>
      <text:p text:style-name="Standard"><text:s text:c="16"/>rating: 4.7,</text:p>
      <text:p text:style-name="Standard"><text:s text:c="16"/>reviews: 145,</text:p>
      <text:p text:style-name="Standard"><text:s text:c="16"/>icon: "📿"</text:p>
      <text:p text:style-name="Standard"><text:s text:c="12"/>},</text:p>
      <text:p text:style-name="Standard"><text:s text:c="12"/>{</text:p>
      <text:p text:style-name="Standard"><text:s text:c="16"/>id: 10,</text:p>
      <text:p text:style-name="Standard"><text:s text:c="16"/>title: "Vintage Typewriter",</text:p>
      <text:p text:style-name="Standard"><text:s text:c="16"/>seller: "AntiqueShop",</text:p>
      <text:p text:style-name="Standard"><text:s text:c="16"/>price: 285.00,</text:p>
      <text:p text:style-name="Standard"><text:s text:c="16"/>category: "vintage",</text:p>
      <text:p text:style-name="Standard"><text:s text:c="16"/>rating: 4.3,</text:p>
      <text:p text:style-name="Standard"><text:s text:c="16"/>reviews: 34,</text:p>
      <text:p text:style-name="Standard"><text:s text:c="16"/>icon: "⌨️"</text:p>
      <text:p text:style-name="Standard"><text:s text:c="12"/>},</text:p>
      <text:p text:style-name="Standard"><text:s text:c="12"/>{</text:p>
      <text:p text:style-name="Standard"><text:s text:c="16"/>id: 11,</text:p>
      <text:p text:style-name="Standard"><text:s text:c="16"/>title: "Hand-painted Vase",</text:p>
      <text:p text:style-name="Standard"><text:s text:c="16"/>seller: "CeramicArts",</text:p>
      <text:p text:style-name="Standard"><text:s text:c="16"/>price: 55.99,</text:p>
      <text:p text:style-name="Standard"><text:s text:c="16"/>category: "home",</text:p>
      <text:p text:style-name="Standard"><text:s text:c="16"/>rating: 4.8,</text:p>
      <text:p text:style-name="Standard"><text:s text:c="16"/>reviews: 87,</text:p>
      <text:p text:style-name="Standard"><text:s text:c="16"/>icon: "🏺"</text:p>
      <text:p text:style-name="Standard"><text:s text:c="12"/>},</text:p>
      <text:p text:style-name="Standard"><text:s text:c="12"/>{</text:p>
      <text:p text:style-name="Standard"><text:s text:c="16"/>id: 12,</text:p>
      <text:p text:style-name="Standard"><text:soft-page-break/><text:s text:c="16"/>title: "Watercolor Print",</text:p>
      <text:p text:style-name="Standard"><text:s text:c="16"/>seller: "WatercolorStudio",</text:p>
      <text:p text:style-name="Standard"><text:s text:c="16"/>price: 35.00,</text:p>
      <text:p text:style-name="Standard"><text:s text:c="16"/>category: "art",</text:p>
      <text:p text:style-name="Standard"><text:s text:c="16"/>rating: 4.6,</text:p>
      <text:p text:style-name="Standard"><text:s text:c="16"/>reviews: 123,</text:p>
      <text:p text:style-name="Standard"><text:s text:c="16"/>icon: "🖌️"</text:p>
      <text:p text:style-name="Standard"><text:s text:c="12"/>}</text:p>
      <text:p text:style-name="Standard"><text:s text:c="8"/>];</text:p>
      <text:p text:style-name="Standard"/>
      <text:p text:style-name="Standard"><text:s text:c="8"/>let cart = [];</text:p>
      <text:p text:style-name="Standard"><text:s text:c="8"/>let currentFilter = 'all';</text:p>
      <text:p text:style-name="Standard"/>
      <text:p text:style-name="Standard"><text:s text:c="8"/>// Initialize the page</text:p>
      <text:p text:style-name="Standard"><text:s text:c="8"/>document.addEventListener('DOMContentLoaded', function() {</text:p>
      <text:p text:style-name="Standard"><text:s text:c="12"/>displayProducts(products);</text:p>
      <text:p text:style-name="Standard"><text:s text:c="12"/>updateCartCount();</text:p>
      <text:p text:style-name="Standard"><text:s text:c="8"/>});</text:p>
      <text:p text:style-name="Standard"/>
      <text:p text:style-name="Standard"><text:s text:c="8"/>// Display products</text:p>
      <text:p text:style-name="Standard"><text:s text:c="8"/>function displayProducts(productsToShow) {</text:p>
      <text:p text:style-name="Standard"><text:s text:c="12"/>const productGrid = document.getElementById('productGrid');</text:p>
      <text:p text:style-name="Standard"><text:s text:c="12"/>productGrid.innerHTML = '';</text:p>
      <text:p text:style-name="Standard"/>
      <text:p text:style-name="Standard"><text:s text:c="12"/>productsToShow.forEach(product =&gt; {</text:p>
      <text:p text:style-name="Standard"><text:s text:c="16"/>const productCard = document.createElement('div');</text:p>
      <text:p text:style-name="Standard"><text:s text:c="16"/>productCard.className = 'product-card';</text:p>
      <text:p text:style-name="Standard"><text:s text:c="16"/>productCard.innerHTML = `</text:p>
      <text:p text:style-name="Standard"><text:s text:c="20"/>&lt;div class="product-image"&gt;${product.icon}&lt;/div&gt;</text:p>
      <text:p text:style-name="Standard"><text:s text:c="20"/>&lt;div class="product-info"&gt;</text:p>
      <text:p text:style-name="Standard"><text:s text:c="24"/>&lt;h3 class="product-title"&gt;${product.title}&lt;/h3&gt;</text:p>
      <text:p text:style-name="Standard"><text:s text:c="24"/>&lt;p class="product-seller"&gt;by ${product.seller}&lt;/p&gt;</text:p>
      <text:p text:style-name="Standard"><text:s text:c="24"/>&lt;div class="product-rating"&gt;</text:p>
      <text:p text:style-name="Standard"><text:s text:c="28"/>&lt;span class="stars"&gt;${'⭐'.repeat(Math.floor(product.rating))}&lt;/span&gt;</text:p>
      <text:p text:style-name="Standard"><text:s text:c="28"/>&lt;span&gt;(${product.reviews})&lt;/span&gt;</text:p>
      <text:p text:style-name="Standard"><text:s text:c="24"/>&lt;/div&gt;</text:p>
      <text:p text:style-name="Standard"><text:s text:c="24"/>&lt;div class="product-price"&gt;$${product.price.toFixed(2)}&lt;/div&gt;</text:p>
      <text:p text:style-name="Standard"><text:s text:c="24"/>&lt;button class="add-to-cart" onclick="addToCart(${product.id})"&gt;Add to Cart&lt;/button&gt;</text:p>
      <text:p text:style-name="Standard"><text:s text:c="20"/>&lt;/div&gt;</text:p>
      <text:p text:style-name="Standard"><text:s text:c="16"/>`;</text:p>
      <text:p text:style-name="Standard"><text:s text:c="16"/>productGrid.appendChild(productCard);</text:p>
      <text:p text:style-name="Standard"><text:s text:c="12"/>});</text:p>
      <text:p text:style-name="Standard"><text:s text:c="8"/>}</text:p>
      <text:p text:style-name="Standard"/>
      <text:p text:style-name="Standard"><text:s text:c="8"/>// Filter products</text:p>
      <text:p text:style-name="Standard"><text:s text:c="8"/>function filterProducts(category) {</text:p>
      <text:p text:style-name="Standard"><text:s text:c="12"/>currentFilter = category;</text:p>
      <text:p text:style-name="Standard"><text:s text:c="12"/></text:p>
      <text:p text:style-name="Standard"><text:s text:c="12"/>// Update filter buttons</text:p>
      <text:p text:style-name="Standard"><text:s text:c="12"/>document.querySelectorAll('.filter-btn').forEach(btn =&gt; {</text:p>
      <text:p text:style-name="Standard"><text:s text:c="16"/>btn.classList.remove('active');</text:p>
      <text:p text:style-name="Standard"><text:soft-page-break/><text:s text:c="12"/>});</text:p>
      <text:p text:style-name="Standard"><text:s text:c="12"/>event.target.classList.add('active');</text:p>
      <text:p text:style-name="Standard"/>
      <text:p text:style-name="Standard"><text:s text:c="12"/>// Update category cards</text:p>
      <text:p text:style-name="Standard"><text:s text:c="12"/>document.querySelectorAll('.category-card').forEach(card =&gt; {</text:p>
      <text:p text:style-name="Standard"><text:s text:c="16"/>card.classList.remove('active');</text:p>
      <text:p text:style-name="Standard"><text:s text:c="12"/>});</text:p>
      <text:p text:style-name="Standard"><text:s text:c="12"/>if (category !== 'all') {</text:p>
      <text:p text:style-name="Standard"><text:s text:c="16"/>event.target.classList.add('active');</text:p>
      <text:p text:style-name="Standard"><text:s text:c="12"/>}</text:p>
      <text:p text:style-name="Standard"/>
      <text:p text:style-name="Standard"><text:s text:c="12"/>// Filter and display products</text:p>
      <text:p text:style-name="Standard"><text:s text:c="12"/>const filteredProducts = category === 'all' </text:p>
      <text:p text:style-name="Standard"><text:s text:c="16"/>? products </text:p>
      <text:p text:style-name="Standard"><text:s text:c="16"/>: products.filter(product =&gt; product.category === category);</text:p>
      <text:p text:style-name="Standard"><text:s text:c="12"/></text:p>
      <text:p text:style-name="Standard"><text:s text:c="12"/>displayProducts(filteredProducts);</text:p>
      <text:p text:style-name="Standard"><text:s text:c="12"/>showSection('products');</text:p>
      <text:p text:style-name="Standard"><text:s text:c="8"/>}</text:p>
      <text:p text:style-name="Standard"/>
      <text:p text:style-name="Standard"><text:s text:c="8"/>// Search products</text:p>
      <text:p text:style-name="Standard"><text:s text:c="8"/>function searchProducts() {</text:p>
      <text:p text:style-name="Standard"><text:s text:c="12"/>const query = document.getElementById('searchInput').value.toLowerCase();</text:p>
      <text:p text:style-name="Standard"><text:s text:c="12"/>const filteredProducts = products.filter(product =&gt; </text:p>
      <text:p text:style-name="Standard"><text:s text:c="16"/>product.title.toLowerCase().includes(query) ||</text:p>
      <text:p text:style-name="Standard"><text:s text:c="16"/>product.seller.toLowerCase().includes(query) ||</text:p>
      <text:p text:style-name="Standard"><text:s text:c="16"/>product.category.toLowerCase().includes(query)</text:p>
      <text:p text:style-name="Standard"><text:s text:c="12"/>);</text:p>
      <text:p text:style-name="Standard"><text:s text:c="12"/>displayProducts(filteredProducts);</text:p>
      <text:p text:style-name="Standard"><text:s text:c="12"/>showSection('products');</text:p>
      <text:p text:style-name="Standard"><text:s text:c="8"/>}</text:p>
      <text:p text:style-name="Standard"/>
      <text:p text:style-name="Standard"><text:s text:c="8"/>// Add to cart</text:p>
      <text:p text:style-name="Standard"><text:s text:c="8"/>function addToCart(productId) {</text:p>
      <text:p text:style-name="Standard"><text:s text:c="12"/>const product = products.find(p =&gt; p.id === productId);</text:p>
      <text:p text:style-name="Standard"><text:s text:c="12"/>const existingItem = cart.find(item =&gt; item.id === productId);</text:p>
      <text:p text:style-name="Standard"/>
      <text:p text:style-name="Standard"><text:s text:c="12"/>if (existingItem) {</text:p>
      <text:p text:style-name="Standard"><text:s text:c="16"/>existingItem.quantity += 1;</text:p>
      <text:p text:style-name="Standard"><text:s text:c="12"/>} else {</text:p>
      <text:p text:style-name="Standard"><text:s text:c="16"/>cart.push({</text:p>
      <text:p text:style-name="Standard"><text:s text:c="20"/>...product,</text:p>
      <text:p text:style-name="Standard"><text:s text:c="20"/>quantity: 1</text:p>
      <text:p text:style-name="Standard"><text:s text:c="16"/>});</text:p>
      <text:p text:style-name="Standard"><text:s text:c="12"/>}</text:p>
      <text:p text:style-name="Standard"/>
      <text:p text:style-name="Standard"><text:s text:c="12"/>updateCartCount();</text:p>
      <text:p text:style-name="Standard"><text:s text:c="12"/></text:p>
      <text:p text:style-name="Standard"><text:s text:c="12"/>// Show feedback</text:p>
      <text:p text:style-name="Standard"><text:s text:c="12"/>const button = event.target;</text:p>
      <text:p text:style-name="Standard"><text:s text:c="12"/>const originalText = button.textContent;</text:p>
      <text:p text:style-name="Standard"><text:s text:c="12"/>button.textContent = 'Added!';</text:p>
      <text:p text:style-name="Standard"><text:soft-page-break/><text:s text:c="12"/>button.style.background = '#28a745';</text:p>
      <text:p text:style-name="Standard"><text:s text:c="12"/>setTimeout(() =&gt; {</text:p>
      <text:p text:style-name="Standard"><text:s text:c="16"/>button.textContent = originalText;</text:p>
      <text:p text:style-name="Standard"><text:s text:c="16"/>button.style.background = '#ff6b35';</text:p>
      <text:p text:style-name="Standard"><text:s text:c="12"/>}, 1000);</text:p>
      <text:p text:style-name="Standard"><text:s text:c="8"/>}</text:p>
      <text:p text:style-name="Standard"/>
      <text:p text:style-name="Standard"><text:s text:c="8"/>// Update cart count</text:p>
      <text:p text:style-name="Standard"><text:s text:c="8"/>function updateCartCount() {</text:p>
      <text:p text:style-name="Standard"><text:s text:c="12"/>const count = cart.reduce((total, item) =&gt; total + item.quantity, 0);</text:p>
      <text:p text:style-name="Standard"><text:s text:c="12"/>document.getElementById('cartCount').textContent = count;</text:p>
      <text:p text:style-name="Standard"><text:s text:c="8"/>}</text:p>
      <text:p text:style-name="Standard"/>
      <text:p text:style-name="Standard"><text:s text:c="8"/>// Show cart</text:p>
      <text:p text:style-name="Standard"><text:s text:c="8"/>function showCart() {</text:p>
      <text:p text:style-name="Standard"><text:s text:c="12"/>const modal = document.getElementById('cartModal');</text:p>
      <text:p text:style-name="Standard"><text:s text:c="12"/>const cartItems = document.getElementById('cartItems');</text:p>
      <text:p text:style-name="Standard"><text:s text:c="12"/>const cartTotal = document.getElementById('cartTotal');</text:p>
      <text:p text:style-name="Standard"/>
      <text:p text:style-name="Standard"><text:s text:c="12"/>cartItems.innerHTML = '';</text:p>
      <text:p text:style-name="Standard"><text:s text:c="12"/>let total = 0;</text:p>
      <text:p text:style-name="Standard"/>
      <text:p text:style-name="Standard"><text:s text:c="12"/>if (cart.length === 0) {</text:p>
      <text:p text:style-name="Standard"><text:s text:c="16"/>cartItems.innerHTML = '&lt;p style="text-align: center; color: #666; padding: 2rem;"&gt;Your cart is empty&lt;/p&gt;';</text:p>
      <text:p text:style-name="Standard"><text:s text:c="12"/>} else {</text:p>
      <text:p text:style-name="Standard"><text:s text:c="16"/>cart.forEach(item =&gt; {</text:p>
      <text:p text:style-name="Standard"><text:s text:c="20"/>const cartItem = document.createElement('div');</text:p>
      <text:p text:style-name="Standard"><text:s text:c="20"/>cartItem.className = 'cart-item';</text:p>
      <text:p text:style-name="Standard"><text:s text:c="20"/>cartItem.innerHTML = `</text:p>
      <text:p text:style-name="Standard"><text:s text:c="24"/>&lt;div class="cart-item-image"&gt;${item.icon}&lt;/div&gt;</text:p>
      <text:p text:style-name="Standard"><text:s text:c="24"/>&lt;div class="cart-item-info"&gt;</text:p>
      <text:p text:style-name="Standard"><text:s text:c="28"/>&lt;div class="cart-item-title"&gt;${item.title}&lt;/div&gt;</text:p>
      <text:p text:style-name="Standard"><text:s text:c="28"/>&lt;div class="cart-item-price"&gt;$${item.price.toFixed(2)}&lt;/div&gt;</text:p>
      <text:p text:style-name="Standard"><text:s text:c="28"/>&lt;div class="quantity-controls"&gt;</text:p>
      <text:p text:style-name="Standard"><text:s text:c="32"/>&lt;button class="quantity-btn" onclick="updateQuantity(${item.id}, -1)"&gt;-&lt;/button&gt;</text:p>
      <text:p text:style-name="Standard"><text:s text:c="32"/>&lt;span&gt;${item.quantity}&lt;/span&gt;</text:p>
      <text:p text:style-name="Standard"><text:s text:c="32"/>&lt;button class="quantity-btn" onclick="updateQuantity(${item.id}, 1)"&gt;+&lt;/button&gt;</text:p>
      <text:p text:style-name="Standard"><text:s text:c="32"/>&lt;button class="quantity-btn" onclick="removeFromCart(${item.id})" style="margin-left: 1rem; background: #ff4444; color: white;"&gt;🗑️&lt;/button&gt;</text:p>
      <text:p text:style-name="Standard"><text:s text:c="28"/>&lt;/div&gt;</text:p>
      <text:p text:style-name="Standard"><text:s text:c="24"/>&lt;/div&gt;</text:p>
      <text:p text:style-name="Standard"><text:s text:c="20"/>`;</text:p>
      <text:p text:style-name="Standard"><text:s text:c="20"/>cartItems.appendChild(cartItem);</text:p>
      <text:p text:style-name="Standard"><text:s text:c="20"/>total += item.price * item.quantity;</text:p>
      <text:p text:style-name="Standard"><text:s text:c="16"/>});</text:p>
      <text:p text:style-name="Standard"><text:s text:c="12"/>}</text:p>
      <text:p text:style-name="Standard"/>
      <text:p text:style-name="Standard"><text:s text:c="12"/>cartTotal.textContent = total.toFixed(2);</text:p>
      <text:p text:style-name="Standard"><text:s text:c="12"/>modal.style.display = 'block';</text:p>
      <text:p text:style-name="Standard"><text:soft-page-break/><text:s text:c="8"/>}</text:p>
      <text:p text:style-name="Standard"/>
      <text:p text:style-name="Standard"><text:s text:c="8"/>// Update quantity</text:p>
      <text:p text:style-name="Standard"><text:s text:c="8"/>function updateQuantity(productId, change) {</text:p>
      <text:p text:style-name="Standard"><text:s text:c="12"/>const item = cart.find(item =&gt; item.id === productId);</text:p>
      <text:p text:style-name="Standard"><text:s text:c="12"/>if (item) {</text:p>
      <text:p text:style-name="Standard"><text:s text:c="16"/>item.quantity += change;</text:p>
      <text:p text:style-name="Standard"><text:s text:c="16"/>if (item.quantity &lt;= 0) {</text:p>
      <text:p text:style-name="Standard"><text:s text:c="20"/>removeFromCart(productId);</text:p>
      <text:p text:style-name="Standard"><text:s text:c="16"/>} else {</text:p>
      <text:p text:style-name="Standard"><text:s text:c="20"/>updateCartCount();</text:p>
      <text:p text:style-name="Standard"><text:s text:c="20"/>showCart()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// Remove from cart</text:p>
      <text:p text:style-name="Standard"><text:s text:c="8"/>function removeFromCart(productId) {</text:p>
      <text:p text:style-name="Standard"><text:s text:c="12"/>cart = cart.filter(item =&gt; item.id !== productId);</text:p>
      <text:p text:style-name="Standard"><text:s text:c="12"/>updateCartCount();</text:p>
      <text:p text:style-name="Standard"><text:s text:c="12"/>showCart();</text:p>
      <text:p text:style-name="Standard"><text:s text:c="8"/>}</text:p>
      <text:p text:style-name="Standard"/>
      <text:p text:style-name="Standard"><text:s text:c="8"/>// Close cart</text:p>
      <text:p text:style-name="Standard"><text:s text:c="8"/>function closeCart() {</text:p>
      <text:p text:style-name="Standard"><text:s text:c="12"/>document.getElementById('cartModal').style.display = 'none';</text:p>
      <text:p text:style-name="Standard"><text:s text:c="8"/>}</text:p>
      <text:p text:style-name="Standard"/>
      <text:p text:style-name="Standard"><text:s text:c="8"/>// Checkout</text:p>
      <text:p text:style-name="Standard"><text:s text:c="8"/>function checkout() {</text:p>
      <text:p text:style-name="Standard"><text:s text:c="12"/>if (cart.length === 0) {</text:p>
      <text:p text:style-name="Standard"><text:s text:c="16"/>alert('Your cart is empty!');</text:p>
      <text:p text:style-name="Standard"><text:s text:c="16"/>return;</text:p>
      <text:p text:style-name="Standard"><text:s text:c="12"/>}</text:p>
      <text:p text:style-name="Standard"/>
      <text:p text:style-name="Standard"><text:s text:c="12"/>const total = cart.reduce((sum, item) =&gt; sum + (item.price * item.quantity), 0);</text:p>
      <text:p text:style-name="Standard"><text:s text:c="12"/></text:p>
      <text:p text:style-name="Standard"><text:s text:c="12"/>// Simulate checkout process</text:p>
      <text:p text:style-name="Standard"><text:s text:c="12"/>const button = event.target;</text:p>
      <text:p text:style-name="Standard"><text:s text:c="12"/>const originalText = button.textContent;</text:p>
      <text:p text:style-name="Standard"><text:s text:c="12"/>button.innerHTML = '&lt;span class="loading"&gt;&lt;/span&gt; Processing...';</text:p>
      <text:p text:style-name="Standard"><text:s text:c="12"/>button.disabled = true;</text:p>
      <text:p text:style-name="Standard"/>
      <text:p text:style-name="Standard"><text:s text:c="12"/>setTimeout(() =&gt; {</text:p>
      <text:p text:style-name="Standard"><text:s text:c="16"/>alert(`Thank you for your purchase! Total: ${total.toFixed(2)}\n\nOrder confirmation will be sent to your email.`);</text:p>
      <text:p text:style-name="Standard"><text:s text:c="16"/>cart = [];</text:p>
      <text:p text:style-name="Standard"><text:s text:c="16"/>updateCartCount();</text:p>
      <text:p text:style-name="Standard"><text:s text:c="16"/>closeCart();</text:p>
      <text:p text:style-name="Standard"><text:s text:c="16"/>button.textContent = originalText;</text:p>
      <text:p text:style-name="Standard"><text:s text:c="16"/>button.disabled = false;</text:p>
      <text:p text:style-name="Standard"><text:s text:c="12"/>}, 2000);</text:p>
      <text:p text:style-name="Standard"><text:soft-page-break/><text:s text:c="8"/>}</text:p>
      <text:p text:style-name="Standard"/>
      <text:p text:style-name="Standard"><text:s text:c="8"/>// Show different sections</text:p>
      <text:p text:style-name="Standard"><text:s text:c="8"/>function showSection(sectionId) {</text:p>
      <text:p text:style-name="Standard"><text:s text:c="12"/>// Hide all sections</text:p>
      <text:p text:style-name="Standard"><text:s text:c="12"/>document.querySelectorAll('section').forEach(section =&gt; {</text:p>
      <text:p text:style-name="Standard"><text:s text:c="16"/>section.style.display = 'none';</text:p>
      <text:p text:style-name="Standard"><text:s text:c="12"/>});</text:p>
      <text:p text:style-name="Standard"><text:s text:c="12"/></text:p>
      <text:p text:style-name="Standard"><text:s text:c="12"/>// Show selected section</text:p>
      <text:p text:style-name="Standard"><text:s text:c="12"/>document.getElementById(sectionId).style.display = 'block';</text:p>
      <text:p text:style-name="Standard"><text:s text:c="12"/></text:p>
      <text:p text:style-name="Standard"><text:s text:c="12"/>// Scroll to top</text:p>
      <text:p text:style-name="Standard"><text:s text:c="12"/>window.scrollTo({ top: 0, behavior: 'smooth' });</text:p>
      <text:p text:style-name="Standard"><text:s text:c="8"/>}</text:p>
      <text:p text:style-name="Standard"/>
      <text:p text:style-name="Standard"><text:s text:c="8"/>// Show user modal (placeholder)</text:p>
      <text:p text:style-name="Standard"><text:s text:c="8"/>function showUserModal() {</text:p>
      <text:p text:style-name="Standard"><text:s text:c="12"/>alert('Sign In feature would open here!\n\nFeatures to include:\n- User registration\n- Login/logout\n- User profile\n- Order history\n- Wishlist');</text:p>
      <text:p text:style-name="Standard"><text:s text:c="8"/>}</text:p>
      <text:p text:style-name="Standard"/>
      <text:p text:style-name="Standard"><text:s text:c="8"/>// Close modal when clicking outside</text:p>
      <text:p text:style-name="Standard"><text:s text:c="8"/>window.onclick = function(event) {</text:p>
      <text:p text:style-name="Standard"><text:s text:c="12"/>const modal = document.getElementById('cartModal');</text:p>
      <text:p text:style-name="Standard"><text:s text:c="12"/>if (event.target === modal) {</text:p>
      <text:p text:style-name="Standard"><text:s text:c="16"/>closeCart();</text:p>
      <text:p text:style-name="Standard"><text:s text:c="12"/>}</text:p>
      <text:p text:style-name="Standard"><text:s text:c="8"/>}</text:p>
      <text:p text:style-name="Standard"/>
      <text:p text:style-name="Standard"><text:s text:c="8"/>// Handle search on Enter key</text:p>
      <text:p text:style-name="Standard"><text:s text:c="8"/>document.getElementById('searchInput').addEventListener('keypress', function(e) {</text:p>
      <text:p text:style-name="Standard"><text:s text:c="12"/>if (e.key === 'Enter') {</text:p>
      <text:p text:style-name="Standard"><text:s text:c="16"/>searchProducts();</text:p>
      <text:p text:style-name="Standard"><text:s text:c="12"/>}</text:p>
      <text:p text:style-name="Standard"><text:s text:c="8"/>});</text:p>
      <text:p text:style-name="Standard"/>
      <text:p text:style-name="Standard"><text:s text:c="8"/>// Initialize smooth scrolling for CTA button</text:p>
      <text:p text:style-name="Standard"><text:s text:c="8"/>document.addEventListener('DOMContentLoaded', function() {</text:p>
      <text:p text:style-name="Standard"><text:s text:c="12"/>const ctaButton = document.querySelector('.cta-button');</text:p>
      <text:p text:style-name="Standard"><text:s text:c="12"/>if (ctaButton) {</text:p>
      <text:p text:style-name="Standard"><text:s text:c="16"/>ctaButton.addEventListener('click', function(e) {</text:p>
      <text:p text:style-name="Standard"><text:s text:c="20"/>e.preventDefault();</text:p>
      <text:p text:style-name="Standard"><text:s text:c="20"/>showSection('products');</text:p>
      <text:p text:style-name="Standard"><text:s text:c="16"/>});</text:p>
      <text:p text:style-name="Standard"><text:s text:c="12"/>}</text:p>
      <text:p text:style-name="Standard"><text:s text:c="8"/>});</text:p>
      <text:p text:style-name="Standard"/>
      <text:p text:style-name="Standard"><text:s text:c="8"/>// Add some interactive features</text:p>
      <text:p text:style-name="Standard"><text:s text:c="8"/>function addToWishlist(productId) {</text:p>
      <text:p text:style-name="Standard"><text:s text:c="12"/>alert(`Added to wishlist! Product ID: ${productId}`);</text:p>
      <text:p text:style-name="Standard"><text:s text:c="8"/>}</text:p>
      <text:p text:style-name="Standard"><text:soft-page-break/></text:p>
      <text:p text:style-name="Standard"><text:s text:c="8"/>function shareProduct(productId) {</text:p>
      <text:p text:style-name="Standard"><text:s text:c="12"/>const product = products.find(p =&gt; p.id === productId);</text:p>
      <text:p text:style-name="Standard"><text:s text:c="12"/>if (navigator.share) {</text:p>
      <text:p text:style-name="Standard"><text:s text:c="16"/>navigator.share({</text:p>
      <text:p text:style-name="Standard"><text:s text:c="20"/>title: product.title,</text:p>
      <text:p text:style-name="Standard"><text:s text:c="20"/>text: `Check out this ${product.title} on Jai.html`,</text:p>
      <text:p text:style-name="Standard"><text:s text:c="20"/>url: window.location.href</text:p>
      <text:p text:style-name="Standard"><text:s text:c="16"/>});</text:p>
      <text:p text:style-name="Standard"><text:s text:c="12"/>} else {</text:p>
      <text:p text:style-name="Standard"><text:s text:c="16"/>// Fallback for browsers that don't support Web Share API</text:p>
      <text:p text:style-name="Standard"><text:s text:c="16"/>navigator.clipboard.writeText(window.location.href);</text:p>
      <text:p text:style-name="Standard"><text:s text:c="16"/>alert('Link copied to clipboard!');</text:p>
      <text:p text:style-name="Standard"><text:s text:c="12"/>}</text:p>
      <text:p text:style-name="Standard"><text:s text:c="8"/>}</text:p>
      <text:p text:style-name="Standard"/>
      <text:p text:style-name="Standard"><text:s text:c="8"/>// Add animation on scroll</text:p>
      <text:p text:style-name="Standard"><text:s text:c="8"/>function animateOnScroll() {</text:p>
      <text:p text:style-name="Standard"><text:s text:c="12"/>const elements = document.querySelectorAll('.product-card, .category-card');</text:p>
      <text:p text:style-name="Standard"><text:s text:c="12"/>elements.forEach(element =&gt; {</text:p>
      <text:p text:style-name="Standard"><text:s text:c="16"/>const elementTop = element.getBoundingClientRect().top;</text:p>
      <text:p text:style-name="Standard"><text:s text:c="16"/>const elementVisible = 150;</text:p>
      <text:p text:style-name="Standard"><text:s text:c="16"/></text:p>
      <text:p text:style-name="Standard"><text:s text:c="16"/>if (elementTop &lt; window.innerHeight - elementVisible) {</text:p>
      <text:p text:style-name="Standard"><text:s text:c="20"/>element.style.opacity = '1';</text:p>
      <text:p text:style-name="Standard"><text:s text:c="20"/>element.style.transform = 'translateY(0)';</text:p>
      <text:p text:style-name="Standard"><text:s text:c="16"/>}</text:p>
      <text:p text:style-name="Standard"><text:s text:c="12"/>});</text:p>
      <text:p text:style-name="Standard"><text:s text:c="8"/>}</text:p>
      <text:p text:style-name="Standard"/>
      <text:p text:style-name="Standard"><text:s text:c="8"/>// Initialize animations</text:p>
      <text:p text:style-name="Standard"><text:s text:c="8"/>document.addEventListener('DOMContentLoaded', function() {</text:p>
      <text:p text:style-name="Standard"><text:s text:c="12"/>const elements = document.querySelectorAll('.product-card, .category-card');</text:p>
      <text:p text:style-name="Standard"><text:s text:c="12"/>elements.forEach(element =&gt; {</text:p>
      <text:p text:style-name="Standard"><text:s text:c="16"/>element.style.opacity = '0';</text:p>
      <text:p text:style-name="Standard"><text:s text:c="16"/>element.style.transform = 'translateY(20px)';</text:p>
      <text:p text:style-name="Standard"><text:s text:c="16"/>element.style.transition = 'opacity 0.6s ease, transform 0.6s ease';</text:p>
      <text:p text:style-name="Standard"><text:s text:c="12"/>});</text:p>
      <text:p text:style-name="Standard"><text:s text:c="12"/></text:p>
      <text:p text:style-name="Standard"><text:s text:c="12"/>animateOnScroll();</text:p>
      <text:p text:style-name="Standard"><text:s text:c="8"/>});</text:p>
      <text:p text:style-name="Standard"/>
      <text:p text:style-name="Standard"><text:s text:c="8"/>window.addEventListener('scroll', animateOnScroll);</text:p>
      <text:p text:style-name="Standard"/>
      <text:p text:style-name="Standard"><text:s text:c="8"/>// Add more interactive features</text:p>
      <text:p text:style-name="Standard"><text:s text:c="8"/>function quickView(productId) {</text:p>
      <text:p text:style-name="Standard"><text:s text:c="12"/>const product = products.find(p =&gt; p.id === productId);</text:p>
      <text:p text:style-name="Standard"><text:s text:c="12"/>alert(`Quick View: ${product.title}\n\nPrice: ${product.price}\nSeller: ${product.seller}\nRating: ${product.rating}/5\n\nThis would open a detailed product modal with:\n- Multiple product images\n- Full description\n- Customer reviews\n- Shipping information\n- Size/color options`);</text:p>
      <text:p text:style-name="Standard"><text:s text:c="8"/>}</text:p>
      <text:p text:style-name="Standard"><text:soft-page-break/></text:p>
      <text:p text:style-name="Standard"><text:s text:c="8"/>// Enhanced product card interactions</text:p>
      <text:p text:style-name="Standard"><text:s text:c="8"/>document.addEventListener('DOMContentLoaded', function() {</text:p>
      <text:p text:style-name="Standard"><text:s text:c="12"/>setTimeout(() =&gt; {</text:p>
      <text:p text:style-name="Standard"><text:s text:c="16"/>const productCards = document.querySelectorAll('.product-card');</text:p>
      <text:p text:style-name="Standard"><text:s text:c="16"/>productCards.forEach((card, index) =&gt; {</text:p>
      <text:p text:style-name="Standard"><text:s text:c="20"/>const productId = products[index % products.length].id;</text:p>
      <text:p text:style-name="Standard"><text:s text:c="20"/></text:p>
      <text:p text:style-name="Standard"><text:s text:c="20"/>// Add quick view button</text:p>
      <text:p text:style-name="Standard"><text:s text:c="20"/>const quickViewBtn = document.createElement('button');</text:p>
      <text:p text:style-name="Standard"><text:s text:c="20"/>quickViewBtn.innerHTML = '👁️ Quick View';</text:p>
      <text:p text:style-name="Standard"><text:s text:c="20"/>quickViewBtn.className = 'quick-view-btn';</text:p>
      <text:p text:style-name="Standard"><text:s text:c="20"/>quickViewBtn.style.cssText = `</text:p>
      <text:p text:style-name="Standard"><text:s text:c="24"/>position: absolute;</text:p>
      <text:p text:style-name="Standard"><text:s text:c="24"/>top: 10px;</text:p>
      <text:p text:style-name="Standard"><text:s text:c="24"/>right: 10px;</text:p>
      <text:p text:style-name="Standard"><text:s text:c="24"/>background: rgba(255, 255, 255, 0.9);</text:p>
      <text:p text:style-name="Standard"><text:s text:c="24"/>border: none;</text:p>
      <text:p text:style-name="Standard"><text:s text:c="24"/>padding: 8px 12px;</text:p>
      <text:p text:style-name="Standard"><text:s text:c="24"/>border-radius: 20px;</text:p>
      <text:p text:style-name="Standard"><text:s text:c="24"/>cursor: pointer;</text:p>
      <text:p text:style-name="Standard"><text:s text:c="24"/>font-size: 12px;</text:p>
      <text:p text:style-name="Standard"><text:s text:c="24"/>opacity: 0;</text:p>
      <text:p text:style-name="Standard"><text:s text:c="24"/>transition: opacity 0.3s;</text:p>
      <text:p text:style-name="Standard"><text:s text:c="20"/>`;</text:p>
      <text:p text:style-name="Standard"><text:s text:c="20"/>quickViewBtn.onclick = () =&gt; quickView(productId);</text:p>
      <text:p text:style-name="Standard"><text:s text:c="20"/></text:p>
      <text:p text:style-name="Standard"><text:s text:c="20"/>card.style.position = 'relative';</text:p>
      <text:p text:style-name="Standard"><text:s text:c="20"/>card.appendChild(quickViewBtn);</text:p>
      <text:p text:style-name="Standard"><text:s text:c="20"/></text:p>
      <text:p text:style-name="Standard"><text:s text:c="20"/>// Show/hide quick view button on hover</text:p>
      <text:p text:style-name="Standard"><text:s text:c="20"/>card.addEventListener('mouseenter', () =&gt; {</text:p>
      <text:p text:style-name="Standard"><text:s text:c="24"/>quickViewBtn.style.opacity = '1';</text:p>
      <text:p text:style-name="Standard"><text:s text:c="20"/>});</text:p>
      <text:p text:style-name="Standard"><text:s text:c="20"/></text:p>
      <text:p text:style-name="Standard"><text:s text:c="20"/>card.addEventListener('mouseleave', () =&gt; {</text:p>
      <text:p text:style-name="Standard"><text:s text:c="24"/>quickViewBtn.style.opacity = '0';</text:p>
      <text:p text:style-name="Standard"><text:s text:c="20"/>});</text:p>
      <text:p text:style-name="Standard"><text:s text:c="16"/>});</text:p>
      <text:p text:style-name="Standard"><text:s text:c="12"/>}, 100);</text:p>
      <text:p text:style-name="Standard"><text:s text:c="8"/>});</text:p>
      <text:p text:style-name="Standard"/>
      <text:p text:style-name="Standard"><text:s text:c="8"/>// Add notification system</text:p>
      <text:p text:style-name="Standard"><text:s text:c="8"/>function showNotification(message, type = 'success') {</text:p>
      <text:p text:style-name="Standard"><text:s text:c="12"/>const notification = document.createElement('div');</text:p>
      <text:p text:style-name="Standard"><text:s text:c="12"/>notification.style.cssText = `</text:p>
      <text:p text:style-name="Standard"><text:s text:c="16"/>position: fixed;</text:p>
      <text:p text:style-name="Standard"><text:s text:c="16"/>top: 20px;</text:p>
      <text:p text:style-name="Standard"><text:s text:c="16"/>right: 20px;</text:p>
      <text:p text:style-name="Standard"><text:s text:c="16"/>background: ${type === 'success' ? '#28a745' : '#dc3545'};</text:p>
      <text:p text:style-name="Standard"><text:s text:c="16"/>color: white;</text:p>
      <text:p text:style-name="Standard"><text:s text:c="16"/>padding: 15px 20px;</text:p>
      <text:p text:style-name="Standard"><text:soft-page-break/><text:s text:c="16"/>border-radius: 8px;</text:p>
      <text:p text:style-name="Standard"><text:s text:c="16"/>box-shadow: 0 4px 12px rgba(0,0,0,0.3);</text:p>
      <text:p text:style-name="Standard"><text:s text:c="16"/>z-index: 1001;</text:p>
      <text:p text:style-name="Standard"><text:s text:c="16"/>animation: slideIn 0.3s ease-out;</text:p>
      <text:p text:style-name="Standard"><text:s text:c="12"/>`;</text:p>
      <text:p text:style-name="Standard"><text:s text:c="12"/>notification.textContent = message;</text:p>
      <text:p text:style-name="Standard"><text:s text:c="12"/></text:p>
      <text:p text:style-name="Standard"><text:s text:c="12"/>document.body.appendChild(notification);</text:p>
      <text:p text:style-name="Standard"><text:s text:c="12"/></text:p>
      <text:p text:style-name="Standard"><text:s text:c="12"/>setTimeout(() =&gt; {</text:p>
      <text:p text:style-name="Standard"><text:s text:c="16"/>notification.style.animation = 'slideOut 0.3s ease-in';</text:p>
      <text:p text:style-name="Standard"><text:s text:c="16"/>setTimeout(() =&gt; {</text:p>
      <text:p text:style-name="Standard"><text:s text:c="20"/>document.body.removeChild(notification);</text:p>
      <text:p text:style-name="Standard"><text:s text:c="16"/>}, 300);</text:p>
      <text:p text:style-name="Standard"><text:s text:c="12"/>}, 3000);</text:p>
      <text:p text:style-name="Standard"><text:s text:c="8"/>}</text:p>
      <text:p text:style-name="Standard"/>
      <text:p text:style-name="Standard"><text:s text:c="8"/>// Add CSS for notification animations</text:p>
      <text:p text:style-name="Standard"><text:s text:c="8"/>const style = document.createElement('style');</text:p>
      <text:p text:style-name="Standard"><text:s text:c="8"/>style.textContent = `</text:p>
      <text:p text:style-name="Standard"><text:s text:c="12"/>@keyframes slideIn {</text:p>
      <text:p text:style-name="Standard"><text:s text:c="16"/>from { transform: translateX(100%); opacity: 0; }</text:p>
      <text:p text:style-name="Standard"><text:s text:c="16"/>to { transform: translateX(0); opacity: 1; }</text:p>
      <text:p text:style-name="Standard"><text:s text:c="12"/>}</text:p>
      <text:p text:style-name="Standard"><text:s text:c="12"/></text:p>
      <text:p text:style-name="Standard"><text:s text:c="12"/>@keyframes slideOut {</text:p>
      <text:p text:style-name="Standard"><text:s text:c="16"/>from { transform: translateX(0); opacity: 1; }</text:p>
      <text:p text:style-name="Standard"><text:s text:c="16"/>to { transform: translateX(100%); opacity: 0; }</text:p>
      <text:p text:style-name="Standard"><text:s text:c="12"/>}</text:p>
      <text:p text:style-name="Standard"><text:s text:c="8"/>`;</text:p>
      <text:p text:style-name="Standard"><text:s text:c="8"/>document.head.appendChild(style);</text:p>
      <text:p text:style-name="Standard"/>
      <text:p text:style-name="Standard"><text:s text:c="8"/>// Update add to cart function to use notifications</text:p>
      <text:p text:style-name="Standard"><text:s text:c="8"/>function addToCart(productId) {</text:p>
      <text:p text:style-name="Standard"><text:s text:c="12"/>const product = products.find(p =&gt; p.id === productId);</text:p>
      <text:p text:style-name="Standard"><text:s text:c="12"/>const existingItem = cart.find(item =&gt; item.id === productId);</text:p>
      <text:p text:style-name="Standard"/>
      <text:p text:style-name="Standard"><text:s text:c="12"/>if (existingItem) {</text:p>
      <text:p text:style-name="Standard"><text:s text:c="16"/>existingItem.quantity += 1;</text:p>
      <text:p text:style-name="Standard"><text:s text:c="12"/>} else {</text:p>
      <text:p text:style-name="Standard"><text:s text:c="16"/>cart.push({</text:p>
      <text:p text:style-name="Standard"><text:s text:c="20"/>...product,</text:p>
      <text:p text:style-name="Standard"><text:s text:c="20"/>quantity: 1</text:p>
      <text:p text:style-name="Standard"><text:s text:c="16"/>});</text:p>
      <text:p text:style-name="Standard"><text:s text:c="12"/>}</text:p>
      <text:p text:style-name="Standard"/>
      <text:p text:style-name="Standard"><text:s text:c="12"/>updateCartCount();</text:p>
      <text:p text:style-name="Standard"><text:s text:c="12"/>showNotification(`${product.title} added to cart!`);</text:p>
      <text:p text:style-name="Standard"><text:s text:c="8"/>}</text:p>
      <text:p text:style-name="Standard"/>
      <text:p text:style-name="Standard"><text:s text:c="8"/>// Add loading states for better UX</text:p>
      <text:p text:style-name="Standard"><text:s text:c="8"/>function showLoading() {</text:p>
      <text:p text:style-name="Standard"><text:soft-page-break/><text:s text:c="12"/>const productGrid = document.getElementById('productGrid');</text:p>
      <text:p text:style-name="Standard"><text:s text:c="12"/>productGrid.innerHTML = `</text:p>
      <text:p text:style-name="Standard"><text:s text:c="16"/>&lt;div style="grid-column: 1 / -1; text-align: center; padding: 2rem;"&gt;</text:p>
      <text:p text:style-name="Standard"><text:s text:c="20"/>&lt;div class="loading" style="margin: 0 auto;"&gt;&lt;/div&gt;</text:p>
      <text:p text:style-name="Standard"><text:s text:c="20"/>&lt;p style="margin-top: 1rem; color: #666;"&gt;Loading products...&lt;/p&gt;</text:p>
      <text:p text:style-name="Standard"><text:s text:c="16"/>&lt;/div&gt;</text:p>
      <text:p text:style-name="Standard"><text:s text:c="12"/>`;</text:p>
      <text:p text:style-name="Standard"><text:s text:c="8"/>}</text:p>
      <text:p text:style-name="Standard"/>
      <text:p text:style-name="Standard"><text:s text:c="8"/>// Enhanced filter function with loading</text:p>
      <text:p text:style-name="Standard"><text:s text:c="8"/>function filterProducts(category) {</text:p>
      <text:p text:style-name="Standard"><text:s text:c="12"/>showLoading();</text:p>
      <text:p text:style-name="Standard"><text:s text:c="12"/></text:p>
      <text:p text:style-name="Standard"><text:s text:c="12"/>setTimeout(() =&gt; {</text:p>
      <text:p text:style-name="Standard"><text:s text:c="16"/>currentFilter = category;</text:p>
      <text:p text:style-name="Standard"><text:s text:c="16"/></text:p>
      <text:p text:style-name="Standard"><text:s text:c="16"/>// Update filter buttons</text:p>
      <text:p text:style-name="Standard"><text:s text:c="16"/>document.querySelectorAll('.filter-btn').forEach(btn =&gt; {</text:p>
      <text:p text:style-name="Standard"><text:s text:c="20"/>btn.classList.remove('active');</text:p>
      <text:p text:style-name="Standard"><text:s text:c="16"/>});</text:p>
      <text:p text:style-name="Standard"><text:s text:c="16"/>event.target.classList.add('active');</text:p>
      <text:p text:style-name="Standard"/>
      <text:p text:style-name="Standard"><text:s text:c="16"/>// Update category cards</text:p>
      <text:p text:style-name="Standard"><text:s text:c="16"/>document.querySelectorAll('.category-card').forEach(card =&gt; {</text:p>
      <text:p text:style-name="Standard"><text:s text:c="20"/>card.classList.remove('active');</text:p>
      <text:p text:style-name="Standard"><text:s text:c="16"/>});</text:p>
      <text:p text:style-name="Standard"><text:s text:c="16"/>if (category !== 'all') {</text:p>
      <text:p text:style-name="Standard"><text:s text:c="20"/>event.target.classList.add('active');</text:p>
      <text:p text:style-name="Standard"><text:s text:c="16"/>}</text:p>
      <text:p text:style-name="Standard"/>
      <text:p text:style-name="Standard"><text:s text:c="16"/>// Filter and display products</text:p>
      <text:p text:style-name="Standard"><text:s text:c="16"/>const filteredProducts = category === 'all' </text:p>
      <text:p text:style-name="Standard"><text:s text:c="20"/>? products </text:p>
      <text:p text:style-name="Standard"><text:s text:c="20"/>: products.filter(product =&gt; product.category === category);</text:p>
      <text:p text:style-name="Standard"><text:s text:c="16"/></text:p>
      <text:p text:style-name="Standard"><text:s text:c="16"/>displayProducts(filteredProducts);</text:p>
      <text:p text:style-name="Standard"><text:s text:c="16"/>showSection('products');</text:p>
      <text:p text:style-name="Standard"><text:s text:c="12"/>}, 500);</text:p>
      <text:p text:style-name="Standard"><text:s text:c="8"/>}</text:p>
      <text:p text:style-name="Standard"/>
      <text:p text:style-name="Standard"><text:s text:c="8"/>// Add product sorting</text:p>
      <text:p text:style-name="Standard"><text:s text:c="8"/>function sortProducts(sortBy) {</text:p>
      <text:p text:style-name="Standard"><text:s text:c="12"/>let sortedProducts = [...products];</text:p>
      <text:p text:style-name="Standard"><text:s text:c="12"/></text:p>
      <text:p text:style-name="Standard"><text:s text:c="12"/>switch(sortBy) {</text:p>
      <text:p text:style-name="Standard"><text:s text:c="16"/>case 'price-low':</text:p>
      <text:p text:style-name="Standard"><text:s text:c="20"/>sortedProducts.sort((a, b) =&gt; a.price - b.price);</text:p>
      <text:p text:style-name="Standard"><text:s text:c="20"/>break;</text:p>
      <text:p text:style-name="Standard"><text:s text:c="16"/>case 'price-high':</text:p>
      <text:p text:style-name="Standard"><text:s text:c="20"/>sortedProducts.sort((a, b) =&gt; b.price - a.price);</text:p>
      <text:p text:style-name="Standard"><text:s text:c="20"/>break;</text:p>
      <text:p text:style-name="Standard"><text:s text:c="16"/>case 'rating':</text:p>
      <text:p text:style-name="Standard"><text:soft-page-break/><text:s text:c="20"/>sortedProducts.sort((a, b) =&gt; b.rating - a.rating);</text:p>
      <text:p text:style-name="Standard"><text:s text:c="20"/>break;</text:p>
      <text:p text:style-name="Standard"><text:s text:c="16"/>case 'reviews':</text:p>
      <text:p text:style-name="Standard"><text:s text:c="20"/>sortedProducts.sort((a, b) =&gt; b.reviews - a.reviews);</text:p>
      <text:p text:style-name="Standard"><text:s text:c="20"/>break;</text:p>
      <text:p text:style-name="Standard"><text:s text:c="16"/>default:</text:p>
      <text:p text:style-name="Standard"><text:s text:c="20"/>sortedProducts = products;</text:p>
      <text:p text:style-name="Standard"><text:s text:c="12"/>}</text:p>
      <text:p text:style-name="Standard"><text:s text:c="12"/></text:p>
      <text:p text:style-name="Standard"><text:s text:c="12"/>if (currentFilter !== 'all') {</text:p>
      <text:p text:style-name="Standard"><text:s text:c="16"/>sortedProducts = sortedProducts.filter(product =&gt; product.category === currentFilter);</text:p>
      <text:p text:style-name="Standard"><text:s text:c="12"/>}</text:p>
      <text:p text:style-name="Standard"><text:s text:c="12"/></text:p>
      <text:p text:style-name="Standard"><text:s text:c="12"/>displayProducts(sortedProducts);</text:p>
      <text:p text:style-name="Standard"><text:s text:c="8"/>}</text:p>
      <text:p text:style-name="Standard"/>
      <text:p text:style-name="Standard"><text:s text:c="8"/>// Add mobile menu toggle</text:p>
      <text:p text:style-name="Standard"><text:s text:c="8"/>function toggleMobileMenu() {</text:p>
      <text:p text:style-name="Standard"><text:s text:c="12"/>const navLinks = document.querySelector('.nav-links');</text:p>
      <text:p text:style-name="Standard"><text:s text:c="12"/>navLinks.style.display = navLinks.style.display === 'none' ? 'flex' : 'none';</text:p>
      <text:p text:style-name="Standard"><text:s text:c="8"/>}</text:p>
      <text:p text:style-name="Standard"/>
      <text:p text:style-name="Standard"><text:s text:c="8"/>// Add responsive behavior</text:p>
      <text:p text:style-name="Standard"><text:s text:c="8"/>function handleResize() {</text:p>
      <text:p text:style-name="Standard"><text:s text:c="12"/>const navLinks = document.querySelector('.nav-links');</text:p>
      <text:p text:style-name="Standard"><text:s text:c="12"/>if (window.innerWidth &gt; 768) {</text:p>
      <text:p text:style-name="Standard"><text:s text:c="16"/>navLinks.style.display = 'flex';</text:p>
      <text:p text:style-name="Standard"><text:s text:c="12"/>} else {</text:p>
      <text:p text:style-name="Standard"><text:s text:c="16"/>navLinks.style.display = 'none';</text:p>
      <text:p text:style-name="Standard"><text:s text:c="12"/>}</text:p>
      <text:p text:style-name="Standard"><text:s text:c="8"/>}</text:p>
      <text:p text:style-name="Standard"/>
      <text:p text:style-name="Standard"><text:s text:c="8"/>window.addEventListener('resize', handleResize);</text:p>
      <text:p text:style-name="Standard"><text:s text:c="8"/>handleResize(); // Call on page loa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1:51:32.955742341</meta:creation-date>
    <dc:date>2025-07-15T21:52:37.242762837</dc:date>
    <meta:editing-duration>PT1M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7" meta:paragraph-count="1226" meta:word-count="3199" meta:character-count="42688" meta:non-whitespace-character-count="25473"/>
  </office:meta>
</office:document-meta>
</file>